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Cabin" svg:font-family="Cabi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16.764cm"/>
    </style:style>
    <style:style style:name="co7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8.128cm"/>
    </style:style>
    <style:style style:name="co9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3.016cm"/>
    </style:style>
    <style:style style:name="co13" style:family="table-column">
      <style:table-column-properties fo:break-before="auto" style:column-width="3.052cm"/>
    </style:style>
    <style:style style:name="ro5" style:family="table-row">
      <style:table-row-properties style:row-height="0.476cm" fo:break-before="auto" style:use-optimal-row-height="true"/>
    </style:style>
    <style:style style:name="ro34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032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36" style:family="table-row">
      <style:table-row-properties style:row-height="1.746cm" fo:break-before="auto" style:use-optimal-row-height="false"/>
    </style:style>
    <style:style style:name="ro37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0.609cm" fo:break-before="auto" style:use-optimal-row-height="false"/>
    </style:style>
    <style:style style:name="ro38" style:family="table-row">
      <style:table-row-properties style:row-height="1.191cm" fo:break-before="auto" style:use-optimal-row-height="false"/>
    </style:style>
    <style:style style:name="ro39" style:family="table-row">
      <style:table-row-properties style:row-height="0.979cm" fo:break-before="auto" style:use-optimal-row-height="fals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0.841cm" fo:break-before="auto" style:use-optimal-row-height="true"/>
    </style:style>
    <style:style style:name="ro42" style:family="table-row">
      <style:table-row-properties style:row-height="0.974cm" fo:break-before="auto" style:use-optimal-row-height="true"/>
    </style:style>
    <style:style style:name="ro43" style:family="table-row">
      <style:table-row-properties style:row-height="0.503cm" fo:break-before="auto" style:use-optimal-row-height="false"/>
    </style:style>
    <style:style style:name="ro44" style:family="table-row">
      <style:table-row-properties style:row-height="1.842cm" fo:break-before="auto" style:use-optimal-row-height="true"/>
    </style:style>
    <style:style style:name="ro45" style:family="table-row">
      <style:table-row-properties style:row-height="0.45cm" fo:break-before="auto" style:use-optimal-row-height="true"/>
    </style:style>
    <style:style style:name="ro46" style:family="table-row">
      <style:table-row-properties style:row-height="0.736cm" fo:break-before="auto" style:use-optimal-row-height="true"/>
    </style:style>
    <style:style style:name="ro47" style:family="table-row">
      <style:table-row-properties style:row-height="0.688cm" fo:break-before="auto" style:use-optimal-row-height="false"/>
    </style:style>
    <style:style style:name="ro48" style:family="table-row">
      <style:table-row-properties style:row-height="1.323cm" fo:break-before="auto" style:use-optimal-row-height="false"/>
    </style:style>
    <style:style style:name="ro49" style:family="table-row">
      <style:table-row-properties style:row-height="1.164cm" fo:break-before="auto" style:use-optimal-row-height="false"/>
    </style:style>
    <style:style style:name="ro50" style:family="table-row">
      <style:table-row-properties style:row-height="1.085cm" fo:break-before="auto" style:use-optimal-row-height="false"/>
    </style:style>
    <style:style style:name="ro51" style:family="table-row">
      <style:table-row-properties style:row-height="0.926cm" fo:break-before="auto" style:use-optimal-row-height="false"/>
    </style:style>
    <style:style style:name="ro52" style:family="table-row">
      <style:table-row-properties style:row-height="0.635cm" fo:break-before="auto" style:use-optimal-row-height="false"/>
    </style:style>
    <style:style style:name="ro53" style:family="table-row">
      <style:table-row-properties style:row-height="1.111cm" fo:break-before="auto" style:use-optimal-row-height="false"/>
    </style:style>
    <style:style style:name="ro54" style:family="table-row">
      <style:table-row-properties style:row-height="0.794cm" fo:break-before="auto" style:use-optimal-row-height="false"/>
    </style:style>
    <style:style style:name="ro55" style:family="table-row">
      <style:table-row-properties style:row-height="0.82cm" fo:break-before="auto" style:use-optimal-row-height="false"/>
    </style:style>
    <style:style style:name="ro56" style:family="table-row">
      <style:table-row-properties style:row-height="0.741cm" fo:break-before="auto" style:use-optimal-row-height="false"/>
    </style:style>
    <style:style style:name="ro57" style:family="table-row">
      <style:table-row-properties style:row-height="0.953cm" fo:break-before="auto" style:use-optimal-row-height="false"/>
    </style:style>
    <style:style style:name="ro58" style:family="table-row">
      <style:table-row-properties style:row-height="1.005cm" fo:break-before="auto" style:use-optimal-row-height="false"/>
    </style:style>
    <style:style style:name="ro59" style:family="table-row">
      <style:table-row-properties style:row-height="1.535cm" fo:break-before="auto" style:use-optimal-row-height="false"/>
    </style:style>
    <style:style style:name="ro60" style:family="table-row">
      <style:table-row-properties style:row-height="1.296cm" fo:break-before="auto" style:use-optimal-row-height="false"/>
    </style:style>
    <style:style style:name="ro61" style:family="table-row">
      <style:table-row-properties style:row-height="1.349cm" fo:break-before="auto" style:use-optimal-row-height="false"/>
    </style:style>
    <style:style style:name="ro62" style:family="table-row">
      <style:table-row-properties style:row-height="1.72cm" fo:break-before="auto" style:use-optimal-row-height="false"/>
    </style:style>
    <style:style style:name="ro63" style:family="table-row">
      <style:table-row-properties style:row-height="1.244cm" fo:break-before="auto" style:use-optimal-row-height="false"/>
    </style:style>
    <style:style style:name="ro64" style:family="table-row">
      <style:table-row-properties style:row-height="1.27cm" fo:break-before="auto" style:use-optimal-row-height="false"/>
    </style:style>
    <style:style style:name="ro65" style:family="table-row">
      <style:table-row-properties style:row-height="1.376cm" fo:break-before="auto" style:use-optimal-row-height="false"/>
    </style:style>
    <style:style style:name="ro66" style:family="table-row">
      <style:table-row-properties style:row-height="0.609cm" fo:break-before="auto" style:use-optimal-row-height="true"/>
    </style:style>
    <style:style style:name="ta2" style:family="table" style:master-page-name="PageStyle_5f_RA_5f_criteris_5f_DAW">
      <style:table-properties table:display="true" style:writing-mode="lr-tb"/>
    </style:style>
    <style:style style:name="ta3" style:family="table" style:master-page-name="PageStyle_5f_RA_5f_criteris_5f_ASIX">
      <style:table-properties table:display="true" style:writing-mode="lr-tb"/>
    </style:style>
    <style:style style:name="ta4" style:family="table" style:master-page-name="PageStyle_5f_RA_5f_criteris_5f_DAM">
      <style:table-properties table:display="true" style:writing-mode="lr-tb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bi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ptos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Aptos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ptos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000000" style:font-name="Aptos Narrow1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11" style:family="text">
      <style:text-properties fo:color="#000000" style:font-name="Aptos Narrow1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11pt" fo:font-weight="normal" style:font-size-asian="11pt" style:font-size-complex="11pt" style:font-weight-asian="normal" style:font-weight-complex="normal"/>
    </style:style>
    <style:style style:name="T12" style:family="text">
      <style:text-properties fo:color="#000000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name="Verdana" fo:font-size="8pt" fo:font-weight="bold" style:font-size-asian="8pt" style:font-size-complex="8pt" style:font-weight-asian="bold" style:font-weight-complex="bold"/>
    </style:style>
    <style:style style:name="T13" style:family="text">
      <style:text-properties fo:color="#000000" style:font-name="Aptos Narrow1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Cabin"/>
    </style:style>
    <style:style style:name="T15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Verdana" fo:font-size="8pt" style:font-size-asian="8pt" style:font-size-complex="8pt"/>
    </style:style>
    <style:style style:name="T16" style:family="text">
      <style:text-properties fo:color="#000000" style:font-name="Aptos Narrow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17" style:family="text">
      <style:text-properties fo:color="#000000" style:font-name="Aptos Narrow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style:font-name="Verdan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_criteris_DAM" table:style-name="ta4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6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ce38"/>
        <table:table-column table:style-name="co7" table:number-columns-repeated="1014" table:default-cell-style-name="Default"/>
        <table:table-column table:style-name="co9" table:default-cell-style-name="Default"/>
        <table:table-column table:style-name="co7" table:number-columns-repeated="15360" table:default-cell-style-name="Default"/>
        <table:table-row table:style-name="ro46">
          <table:table-cell table:style-name="ce1"/>
          <table:table-cell table:style-name="ce5"/>
          <table:table-cell table:style-name="ce12" office:value-type="string" calcext:value-type="string" table:number-columns-spanned="8" table:number-rows-spanned="1">
            <text:p><text:span text:style-name="T13">Projecte: </text:span><text:span text:style-name="T14">ProxiMarkt. Mercat de proximitat.</text:span></text:p>
          </table:table-cell>
          <table:covered-table-cell table:number-columns-repeated="7" table:style-name="ce16"/>
          <table:table-cell table:number-columns-repeated="16374"/>
        </table:table-row>
        <table:table-row table:style-name="ro47">
          <table:table-cell table:style-name="ce35" office:value-type="string" calcext:value-type="string" table:number-columns-spanned="1" table:number-rows-spanned="2">
            <text:p>Mòduls</text:p>
          </table:table-cell>
          <table:table-cell table:style-name="ce44" office:value-type="string" calcext:value-type="string" table:number-columns-spanned="1" table:number-rows-spanned="2">
            <text:p>Resultats d'aprenentatge i Criteris d'Avaluació</text:p>
          </table:table-cell>
          <table:table-cell table:style-name="ce13" office:value-type="string" calcext:value-type="string">
            <text:p>Sprint 1</text:p>
          </table:table-cell>
          <table:table-cell table:style-name="ce13" office:value-type="string" calcext:value-type="string">
            <text:p>Sprint 2</text:p>
          </table:table-cell>
          <table:table-cell table:style-name="ce13" office:value-type="string" calcext:value-type="string">
            <text:p>Sprint 3</text:p>
          </table:table-cell>
          <table:table-cell table:style-name="ce13" office:value-type="string" calcext:value-type="string">
            <text:p>Sprint 4</text:p>
          </table:table-cell>
          <table:table-cell table:style-name="ce13" office:value-type="string" calcext:value-type="string">
            <text:p>Sprint 5</text:p>
          </table:table-cell>
          <table:table-cell table:style-name="ce13" office:value-type="string" calcext:value-type="string">
            <text:p>Sprint 6</text:p>
          </table:table-cell>
          <table:table-cell table:style-name="ce13" office:value-type="string" calcext:value-type="string">
            <text:p>Sprint 7</text:p>
          </table:table-cell>
          <table:table-cell table:style-name="ce13"/>
          <table:table-cell table:number-columns-repeated="16374"/>
        </table:table-row>
        <table:table-row table:style-name="ro48">
          <table:covered-table-cell table:style-name="ce35"/>
          <table:covered-table-cell table:style-name="ce44"/>
          <table:table-cell table:style-name="ce14" office:value-type="string" calcext:value-type="string">
            <text:p>Planificació, </text:p>
            <text:p>prototipat i anàlisi </text:p>
            <text:p>Inicial</text:p>
          </table:table-cell>
          <table:table-cell table:style-name="ce14" office:value-type="string" calcext:value-type="string">
            <text:p>Gestió d’usuaris</text:p>
            <text:p> I login</text:p>
          </table:table-cell>
          <table:table-cell table:style-name="ce14" office:value-type="string" calcext:value-type="string">
            <text:p>Gestió de </text:p>
            <text:p>productes per </text:p>
            <text:p>Part del venedor</text:p>
          </table:table-cell>
          <table:table-cell table:style-name="ce14" office:value-type="string" calcext:value-type="string">
            <text:p>Gestió d’encàrrecs. </text:p>
            <text:p>Cistella de la compra</text:p>
          </table:table-cell>
          <table:table-cell table:style-name="ce14" office:value-type="string" calcext:value-type="string">
            <text:p>Filtres de </text:p>
            <text:p>productes i </text:p>
            <text:p>Recerca</text:p>
          </table:table-cell>
          <table:table-cell table:style-name="ce14" office:value-type="string" calcext:value-type="string">
            <text:p>Xarxa social </text:p>
            <text:p> I valoracions</text:p>
          </table:table-cell>
          <table:table-cell table:style-name="ce14" office:value-type="string" calcext:value-type="string">
            <text:p>Ajustos final, proves i presentació</text:p>
          </table:table-cell>
          <table:table-cell table:style-name="ce14"/>
          <table:table-cell table:number-columns-repeated="16374"/>
        </table:table-row>
        <table:table-row table:style-name="ro49">
          <table:table-cell table:style-name="ce35" office:value-type="string" calcext:value-type="string" table:number-columns-spanned="1" table:number-rows-spanned="53">
            <text:p>AD</text:p>
          </table:table-cell>
          <table:table-cell table:style-name="ce45" office:value-type="string" calcext:value-type="string">
            <text:p>RA1- Desenvolupa aplicacions que gestionen informació emmagatzemada en fitxers </text:p>
            <text:p>identificant el camp d'aplicació dels mateixos i utilitzant classes específiqu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a) S'han utilitzat classes per a la gestió de fitxers i directoris. 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b) S'han valorat els avantatges i els inconvenients de les diferents formes d'accé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c) S'han utilitzat classes per a recuperar informació emmagatzemada en fitxer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d) S'han utilitzat classes per a emmagatzemar informació en fitxer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e) S'han utilitzat classes per a realitzar conversions entre diferents formats de fitxer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f)S'han previst i gestionat les excepcion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9" office:value-type="string" calcext:value-type="string">
            <text:p>g)S'han provat i documentat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6">
          <table:covered-table-cell table:style-name="ce35"/>
          <table:table-cell table:style-name="ce45" office:value-type="string" calcext:value-type="string">
            <text:p>RA2- Desenvolupa aplicacions que gestionen informació emmagatzemada en bases de dades </text:p>
            <text:p>Relacionals identificant i utilitzant mecanismes de connexió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a) S'han valorat els avantatges i inconvenients d'utilitzar connector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b) S'han utilitzat gestors de bases de dades embeguts i independen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c) S'ha utilitzat el connector idoni en l'aplicació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6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d) S'ha establit la connexió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e) S'ha definit l'estructura de la base de dade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f) S'han Desenvolupat aplicacions que modifiquen el contingut de la base de dades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6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g) S'han definit els objectes destinats a emmagatzemar el resultat de les consul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h) S'han Desenvolupat aplicacions que efectuen consul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i) S'han eliminat els objectes una vegada finalitzada la seua funció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j) S'han gestionat les transaccion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k) S'han executat procediments emmagatzemats en la base de dades.</text:p>
          </table:table-cell>
          <table:table-cell table:style-name="ce15" table:number-columns-repeated="8"/>
          <table:table-cell table:number-columns-repeated="16374"/>
        </table:table-row>
        <table:table-row table:style-name="ro7">
          <table:covered-table-cell table:style-name="ce35"/>
          <table:table-cell table:style-name="ce45" office:value-type="string" calcext:value-type="string">
            <text:p>RA-3 Gestiona la persistència de les dades identificant ferramentes de mapatge objecte </text:p>
            <text:p>Relacional (ORM) i Desenvolupant aplicacions que les utilitzen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a) S'ha instal·lat la ferramenta ORM.</text:p>
          </table:table-cell>
          <table:table-cell table:style-name="ce15" table:number-columns-repeated="2"/>
          <table:table-cell table:style-name="ce17"/>
          <table:table-cell table:style-name="ce15" table:number-columns-repeated="5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b) S'ha configurat la ferramenta O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c) S'han definit els fitxers de mapatge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d) S'han aplicat mecanismes de persistència als objectes.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e) S'han Desenvolupat aplicacions que modifiquen i recuperen objectes persistents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f) S'han Desenvolupat aplicacions que realitzen consultes usant el llenguatge SQL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g) S'han gestionat les transaccions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16374"/>
        </table:table-row>
        <table:table-row table:style-name="ro49">
          <table:covered-table-cell table:style-name="ce35"/>
          <table:table-cell table:style-name="ce45" office:value-type="string" calcext:value-type="string">
            <text:p>RA-4 Desenvolupa aplicacions que gestionen la informació emmagatzemada en bases de dades  objecte</text:p>
            <text:p> relacionals i orientades a objectes valorant les seues Característiques i utilitzant els mecanismes </text:p>
            <text:p>D'accés incorpor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a) S'han identificat els avantatges i inconvenients de les bases de dades que emmagatzemen objec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b) S'han establit i tancat connexions.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4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c) S'ha gestionat la persistència d'objectes simples.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4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d) S'ha gestionat la persistència d'objectes estructur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e) S'han Desenvolupat aplicacions que realitzen consul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f) S'han modificat els objectes emmagatzem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g) S'han gestionat les transaccion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h) S'han provat i documentat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50">
          <table:covered-table-cell table:style-name="ce35"/>
          <table:table-cell table:style-name="ce45" office:value-type="string" calcext:value-type="string">
            <text:p>RA5- Desenvolupa aplicacions que gestionen la informació emmagatzemada en bases de dades </text:p>
            <text:p>documentals natives avaluant i utilitzant classes Específiqu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a) S'han valorat els avantatges i inconvenients d'utilitzar bases de dades documentals nativ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b) S'ha establit la connexió amb la base de d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c) S'han Desenvolupat aplicacions que efectuen consultes sobre el contingut de la base de d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d) S'han afegit i eliminat col·leccions de la base de d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e) S'han Desenvolupat aplicacions per a afegir, modificar i eliminar documents de la base de dades</text:p>
          </table:table-cell>
          <table:table-cell table:style-name="ce15" table:number-columns-repeated="8"/>
          <table:table-cell table:number-columns-repeated="16374"/>
        </table:table-row>
        <table:table-row table:style-name="ro48">
          <table:covered-table-cell table:style-name="ce35"/>
          <table:table-cell table:style-name="ce45" office:value-type="string" calcext:value-type="string">
            <text:p>RA6- Programa components d'accés a dades identificant les característiques que deu </text:p>
            <text:p>Posseir un component i utilitzant ferramentes de Desenvolupamen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10" office:value-type="string" calcext:value-type="string">
            <text:p>a) S'han valorat els avantatges i inconvenients d'utilitzar programació orientada a componen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b) S'han identificat ferramentes de Desenvolupament de components.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c) S'han programat components que gestionen informació emmagatzemada en fitxer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5"/>
          <table:table-cell table:style-name="ce46" office:value-type="string" calcext:value-type="string">
            <text:p>d) S'han programat components que gestionen mitjançant connectors informació emmagatzemada en bases de d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e) S'han programat components que gestionen informació usant mapatge objecte relacional.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number-columns-repeated="16374"/>
        </table:table-row>
        <table:table-row table:style-name="ro9">
          <table:covered-table-cell table:style-name="ce35"/>
          <table:table-cell table:style-name="ce46" office:value-type="string" calcext:value-type="string">
            <text:p>f) S'han programat components que gestionen informació emmagatzemada en bases de dades objecte relacionals i orientades a objectes.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number-columns-repeated="16374"/>
        </table:table-row>
        <table:table-row table:style-name="ro9">
          <table:covered-table-cell table:style-name="ce35"/>
          <table:table-cell table:style-name="ce46" office:value-type="string" calcext:value-type="string">
            <text:p>g) S'han programat components que gestionen informació emmagatzemada en una base de dades documental nativa.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h) S'han provat i documentat els components Desenvolupat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5">
          <table:covered-table-cell table:style-name="ce35"/>
          <table:table-cell table:style-name="ce46" office:value-type="string" calcext:value-type="string">
            <text:p>i) S'han integrat els components Desenvolupats en aplicacion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0">
          <table:table-cell table:style-name="ce36" office:value-type="string" calcext:value-type="string" table:number-columns-spanned="1" table:number-rows-spanned="47">
            <text:p>PMDM</text:p>
          </table:table-cell>
          <table:table-cell table:style-name="ce45" office:value-type="string" calcext:value-type="string">
            <text:p>RA1- Aplica tecnologies de Desenvolupament per a dispositius mòbils avaluant les seues característiques</text:p>
            <text:p> I capacit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 S'han analitzat les limitacions que planteja l'execució d'aplicacions en els dispositius mòbi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identificat les tecnologies de Desenvolupament d'aplicacions per a dispositius mòbils. 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 S'han instal·lat, configurat i utilitzat entorns de treball per al Desenvolupament d'aplicacions per a dispositius mòbil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d) S'han identificat configuracions que classifiquen els dispositius mòbils sobre la base de les seues característiqu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 S'han descrit perfils que establixen la relació entre el dispositiu i l'aplicació. 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 S'ha analitzat l'estructura d'aplicacions existents per a dispositius mòbils identificant les classes utilitzad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 S'han realitzat modificacions sobre aplicacions existents. 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 S'han utilitzat emuladors per a comprovar el funcionament de les aplicacions.</text:p>
          </table:table-cell>
          <table:table-cell table:style-name="ce15" table:number-columns-repeated="8"/>
          <table:table-cell table:number-columns-repeated="16374"/>
        </table:table-row>
        <table:table-row table:style-name="ro51">
          <table:covered-table-cell table:style-name="ce36"/>
          <table:table-cell table:style-name="ce45" office:value-type="string" calcext:value-type="string">
            <text:p>RA2- Desenvolupa aplicacions per a dispositius mòbils analitzant i emprant les</text:p>
            <text:p> Tecnologies i llibreries específiques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 S'ha generat l'estructura de classes necessària per a l'aplicació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 S'han analitzat i utilitzat les classes que modelen finestres, menús, alertes i controls per al Desenvolupament d'aplicacions gràfiques senzilles. <text:s text:c="27"/></text:p>
          </table:table-cell>
          <table:table-cell table:style-name="ce15" table:number-columns-repeated="4"/>
          <table:table-cell table:number-columns-repeated="3"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 S'han utilitzat les classes necessàries per a la connexió i comunicació amb dispositius sense fi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 S'han utilitzat les classes necessàries per a l'intercanvi de missatges de text i multimèdia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 S'han utilitzat les classes necessàries per a establir connexions i comunicacions HTTP i HTTPS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f) S'han utilitzat les classes necessàries per a establir connexions amb magatzems de dades garantint la persistència. 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g) S'han realitzat proves d'interacció usuari-aplicació per a optimitzar les aplicacions desenvolupades a partir d'emuladors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h) S'han empaquetat i desplegat les aplicacions desenvolupades en dispositius mòbils real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i) S'han documentat els processos necessaris per al Desenvolupament de les aplicacions. <text:s text:c="37"/>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5">
          <table:covered-table-cell table:style-name="ce36"/>
          <table:table-cell table:style-name="ce10" office:value-type="string" calcext:value-type="string">
            <text:p><text:s/>j) S'han establit els permisos requerits per al funcionament de les aplicacions.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6374"/>
        </table:table-row>
        <table:table-row table:style-name="ro13">
          <table:covered-table-cell table:style-name="ce36"/>
          <table:table-cell table:style-name="ce45" office:value-type="string" calcext:value-type="string">
            <text:p>RA3- Desenvolupa programes que integren continguts multimèdia analitzant i emprant les </text:p>
            <text:p>Tecnologies i llibreries específiqu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 S'han analitzat entorns de Desenvolupament multimèdia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 S'han reconegut les classes que permeten la captura, processament i emmagatzematge de dades multimèdia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 S'han utilitzat classes per a la conversió de dades multimèdia d'un format a un altre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d) S'han utilitzat classes per a construir processadors per a la transformació de les fonts de dades multimèdia. 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 S'han utilitzat classes per al control d'esdeveniments, tipus de mitjana i excepcions, entre altr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 S'han utilitzat classes per a la creació i control d'animacion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 S'han utilitzat classes per a construir reproductors de continguts multimèdi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 S'han depurat i documentat els programes Desenvolupats. </text:p>
          </table:table-cell>
          <table:table-cell table:style-name="ce15" table:number-columns-repeated="8"/>
          <table:table-cell table:number-columns-repeated="16374"/>
        </table:table-row>
        <table:table-row table:style-name="ro47">
          <table:covered-table-cell table:style-name="ce36"/>
          <table:table-cell table:style-name="ce45" office:value-type="string" calcext:value-type="string">
            <text:p>RA4- Selecciona i prova motors de jocs analitzant l'arquitectura de jocs 2D i 3D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elements que componen l'arquitectura d'un joc 2D i 3D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analitzat els components d'un motor de joc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analitzat entorns de Desenvolupament de joc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analitzat diferents motors de jocs, les seues característiques i funcionalit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identificat els blocs funcionals d'un joc existen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reconegut la representació lògica i espacial d'una escena gràfica sobre un joc existent.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4"/>
          <table:table-cell table:number-columns-repeated="16374"/>
        </table:table-row>
        <table:table-row table:style-name="ro52">
          <table:covered-table-cell table:style-name="ce36"/>
          <table:table-cell table:style-name="ce45" office:value-type="string" calcext:value-type="string">
            <text:p>RA5- Desenvolupa jocs 2D i 3D senzills utilitzant motors de joc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establit la lògica d'un nou joc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creat els objectes necessaris per al joc i definit les seues característiqu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creat les escenes del joc i distribuït els objectes en es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creat materials per a determinar les propietats finals de la superfície d'un objecte. <text:s text:c="6"/>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establit les propietats físiques dels objec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incorporat so als diferents esdeveniments del joc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utilitzat càmeres i configurat la il·luminació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h) S'han Desenvolupat i implantat jocs per a dispositius mòbi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i) S'han realitzat proves de funcionament i optimització dels jocs Desenvolup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j) S'han documentat les fases de disseny i Desenvolupament dels jocs creats. </text:p>
          </table:table-cell>
          <table:table-cell table:style-name="ce15" table:number-columns-repeated="8"/>
          <table:table-cell table:number-columns-repeated="16374"/>
        </table:table-row>
        <table:table-row table:style-name="ro53">
          <table:table-cell table:style-name="ce36" office:value-type="string" calcext:value-type="string" table:number-columns-spanned="1" table:number-rows-spanned="68">
            <text:p>DI</text:p>
          </table:table-cell>
          <table:table-cell table:style-name="ce45" office:value-type="string" calcext:value-type="string">
            <text:p>RA1- Genera interfícies gràfiques d'usuari mitjançant editors visuals utilitzant les funcionalitats de l'editor i adaptant el codi generat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 S'ha creat una interfície gràfica utilitzant els assistents d'un editor visual. 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utilitzat les funcions de l'editor per a situar els components de la interfície. 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16">
          <table:covered-table-cell table:style-name="ce36"/>
          <table:table-cell table:style-name="ce46" office:value-type="string" calcext:value-type="string">
            <text:p>c) S'han modificat les propietats dels components per a adequar-les a les necessitats de l'aplicació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 S'ha analitzat el codi generat per l'editor visual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 S'ha modificat el codi generat per l'editor visual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associat als esdeveniments les accions corresponents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 S'ha Desenvolupat una aplicació que inclou la interfície gràfica obtinguda</text:p>
          </table:table-cell>
          <table:table-cell table:style-name="ce15" table:number-columns-repeated="8"/>
          <table:table-cell table:number-columns-repeated="16374"/>
        </table:table-row>
        <table:table-row table:style-name="ro54">
          <table:covered-table-cell table:style-name="ce36"/>
          <table:table-cell table:style-name="ce45" office:value-type="string" calcext:value-type="string">
            <text:p>RA2- Genera interfícies naturals d'usuari utilitzant ferramentes visual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a) S'han identificat les ferramentes disponibles per a l'aprenentatge automàtic relacionades amb les interfícies d'usuari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 creat una interfície natural d'usuari utilitzant les ferramentes disponible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 utilitzat el reconeixement de veu per a implementar accions en les interfícies naturals d'usuari.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d) S'ha incorporat la detecció del moviment del cos per a implementar accions en les interfícies naturals d'usuari.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e) S'han integrat elements de detecció de parts del cos per a implementar accions en les interfícies naturals d'usuari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integrat la realitat augmentada en les interfícies d'usuari.</text:p>
          </table:table-cell>
          <table:table-cell table:style-name="ce15" table:number-columns-repeated="28"/>
          <table:table-cell table:number-columns-repeated="16354"/>
        </table:table-row>
        <table:table-row table:style-name="ro55">
          <table:covered-table-cell table:style-name="ce36"/>
          <table:table-cell table:style-name="ce45" office:value-type="string" calcext:value-type="string">
            <text:p>RA3- Crea components visuals valorant i emprant ferramentes específiqu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 S'han identificat les ferramentes per a disseny i prova de components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creat components visuals. 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25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 S'han definit les seues propietats i assignat valors per defecte. </text:p>
          </table:table-cell>
          <table:table-cell table:style-name="ce15"/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25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d) S'han determinat els esdeveniments als quals ha de respondre el component i se'ls han associat les accions corresponents. 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 table:number-columns-repeated="23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 S'han realitzat proves unitàries sobre els components Desenvolupats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documentat els components creat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 S'han empaquetat component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h) S'han programat aplicacions la interfície gràfica de les quals utilitza els components creats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47">
          <table:covered-table-cell table:style-name="ce36"/>
          <table:table-cell table:style-name="ce45" office:value-type="string" calcext:value-type="string">
            <text:p>RA4- Dissenya interfícies gràfiques identificant i aplicant criteris d'usabilitat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n identificat els principals estàndards d'usabilitat i accessibilitat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 valorat la importància de l'ús d'estàndards per a la creació d'interfícies. <text:s/>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creat diferents tipus de menús l'estructura i el contingut dels quals seguixen els estàndards establits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2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d) S'han distribuït les accions en menús, barres de ferramentes, botons de comando, entre altres, seguint un criteri coherent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2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distribuït adequadament els controls en la interfície d'usuari.</text:p>
          </table:table-cell>
          <table:table-cell table:style-name="ce15" table:number-columns-repeated="5"/>
          <table:table-cell table:style-name="ce15" office:value-type="string" calcext:value-type="string">
            <text:p>x</text:p>
          </table:table-cell>
          <table:table-cell table:style-name="ce15" table:number-columns-repeated="22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 utilitzat el tipus de control més apropiat en cada cas.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24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 dissenyat l'aspecte de la interfície d'usuari (colors i fonts entre altres) atenent la seua llegibilitat.</text:p>
          </table:table-cell>
          <table:table-cell table:style-name="ce15" table:number-columns-repeated="3"/>
          <table:table-cell table:style-name="ce15" office:value-type="string" calcext:value-type="string">
            <text:p>x</text:p>
          </table:table-cell>
          <table:table-cell table:style-name="ce15" table:number-columns-repeated="2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 verificat que els missatges generats per l'aplicació són adequats en extensió i claredat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n realitzat proves per a avaluar la usabilitat i accessibilitat de l'aplicació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19">
          <table:covered-table-cell table:style-name="ce36"/>
          <table:table-cell table:style-name="ce45" office:value-type="string" calcext:value-type="string">
            <text:p>RA5- Crea informes avaluant i utilitzant ferramentes gràfiqu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 S'ha establit l'estructura de l'informe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generat informes bàsics a partir d'una font de dades mitjançant assistents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 S'han establit filtres sobre els valors a presentar en els informes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d) S'han inclòs valors calculats, recomptes i total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 S'han inclòs gràfics generats a partir de les dad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utilitzat ferramentes per a generar el codi corresponent als informes d'una aplicació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 S'ha modificat el codi corresponent als inform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h) S'ha Desenvolupat una aplicació que inclou informes incrustats</text:p>
          </table:table-cell>
          <table:table-cell table:style-name="ce15" table:number-columns-repeated="28"/>
          <table:table-cell table:number-columns-repeated="16354"/>
        </table:table-row>
        <table:table-row table:style-name="ro7">
          <table:covered-table-cell table:style-name="ce36"/>
          <table:table-cell table:style-name="ce45" office:value-type="string" calcext:value-type="string">
            <text:p>RA6- Documenta aplicacions seleccionant i utilitzant ferramentes específiqu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 S'han identificat sistemes de generació d'ajude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generat ajudes en els formats habitual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 S'han generat ajudes sensibles al context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d) S'ha documentat l'estructura de la informació persistent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 S'ha confeccionat el manual d'usuari i la guia de referència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confeccionat els manuals d'instal·lació, configuració i administració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 S'han confeccionat tutorials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7">
          <table:covered-table-cell table:style-name="ce36"/>
          <table:table-cell table:style-name="ce45" office:value-type="string" calcext:value-type="string">
            <text:p>RA7- Prepara aplicacions per a la seua distribució avaluant i utilitzant ferramentes específiqu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 S'han empaquetat els components que requerix l'aplicació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b) S'ha personalitzat l'assistent d'instal·lació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 S'ha empaquetat l'aplicació per a ser instal·lada de manera típica, completa o personalitzada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d) S'han generat paquets d'instal·lació utilitzant l'entorn de Desenvolupament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 S'han generat paquets d'instal·lació utilitzant ferramentes externe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generat paquets instal·lables en mode desatés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 S'ha preparat el paquet d'instal·lació perquè l'aplicació puga ser correctament desinstal·lada. 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h) S'ha preparat l'aplicació per a ser descarregada des d'un servidor web i executada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6">
          <table:covered-table-cell table:style-name="ce36"/>
          <table:table-cell table:style-name="ce45" office:value-type="string" calcext:value-type="string">
            <text:p>RA8- Avalua el funcionament d'aplicacions dissenyant i executant prove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 S'ha establit una estratègia de prove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realitzat proves d'integració dels diferents element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 S'han realitzat proves de regressió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d) S'han realitzat proves de volum i estré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 S'han realitzat proves de seguretat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realitzat proves d'ús de recursos per part de l'aplicació.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 S'ha documentat l'estratègia de proves i els resultats obtinguts. </text:p>
          </table:table-cell>
          <table:table-cell table:style-name="ce15" table:number-columns-repeated="6"/>
          <table:table-cell table:style-name="ce15" office:value-type="string" calcext:value-type="string">
            <text:p>x</text:p>
          </table:table-cell>
          <table:table-cell table:style-name="ce15" table:number-columns-repeated="21"/>
          <table:table-cell table:number-columns-repeated="16354"/>
        </table:table-row>
        <table:table-row table:style-name="ro50">
          <table:table-cell table:style-name="ce36" office:value-type="string" calcext:value-type="string" table:number-columns-spanned="1" table:number-rows-spanned="51">
            <text:p>PSP</text:p>
          </table:table-cell>
          <table:table-cell table:style-name="ce45" office:value-type="string" calcext:value-type="string">
            <text:p>RA1- Desenvolupa aplicacions compostes per diversos processos reconeixent i aplicant principis de Programació paral·lela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reconegut les característiques de la programació concurrent i els seus àmbits d'aplicació.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identificat les diferències entre programació paral·lela i programació distribuïda, els seus avantatges i inconvenient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analitzat les característiques dels processos i de la seua execució pel sistema operatiu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caracteritzat els fils d'execució i descrit la seua relació amb els processo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utilitzat classes per a programar aplicacions que creguen subproceso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utilitzat mecanismes per a compartir informació amb els subprocesos iniciats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utilitzat mecanismes per a sincronitzar i obtindre el valor retornat pels subprocesos iniciats.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h) S'han Desenvolupat aplicacions que gestionen i utilitzen processos per a l'execució de diverses tasques en paral·lel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i) S'han depurat i documentat les aplicacions desenvolupades</text:p>
          </table:table-cell>
          <table:table-cell table:style-name="ce15" table:number-columns-repeated="28"/>
          <table:table-cell table:number-columns-repeated="16354"/>
        </table:table-row>
        <table:table-row table:style-name="ro57">
          <table:covered-table-cell table:style-name="ce36"/>
          <table:table-cell table:style-name="ce45" office:value-type="string" calcext:value-type="string">
            <text:p>RA2- Desenvolupa aplicacions compostes per diversos fils d'execució analitzant i aplicant </text:p>
            <text:p>Llibreries específiques del llenguatge de programació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n identificat situacions en les quals resulte útil la utilització de diversos fils en un programa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n reconegut els mecanismes per a crear, iniciar i finalitzar fil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n programat aplicacions que implementen diversos fil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identificat els possibles estats d'execució d'un fil i programat aplicacions que els gestionen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utilitzat mecanismes per a compartir informació entre diversos fils d'un mateix procé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Desenvolupat programes formats per diversos fils sincronitzats mitjançant tècniques específique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 establit i controlat la prioritat de cada un dels fils d'execució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n depurat i documentat els programes Desenvolupats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 analitzat el context d'execució dels fils.</text:p>
          </table:table-cell>
          <table:table-cell table:style-name="ce15" table:number-columns-repeated="28"/>
          <table:table-cell table:number-columns-repeated="16354"/>
        </table:table-row>
        <table:table-row table:style-name="ro9">
          <table:covered-table-cell table:style-name="ce36"/>
          <table:table-cell table:style-name="ce46" office:value-type="string" calcext:value-type="string">
            <text:p>j) S'han analitzat llibreries específiques del llenguatge de programació que permeten la programació multifil.</text:p>
          </table:table-cell>
          <table:table-cell table:style-name="ce15" table:number-columns-repeated="28"/>
          <table:table-cell table:number-columns-repeated="16354"/>
        </table:table-row>
        <table:table-row table:style-name="ro11">
          <table:covered-table-cell table:style-name="ce36"/>
          <table:table-cell table:style-name="ce46" office:value-type="string" calcext:value-type="string">
            <text:p>k) S'han reconegut els problemes derivats de la compartició d'informació entre els fils d'un mateix procés.</text:p>
          </table:table-cell>
          <table:table-cell table:style-name="ce15" table:number-columns-repeated="28"/>
          <table:table-cell table:number-columns-repeated="16354"/>
        </table:table-row>
        <table:table-row table:style-name="ro58">
          <table:covered-table-cell table:style-name="ce36"/>
          <table:table-cell table:style-name="ce45" office:value-type="string" calcext:value-type="string">
            <text:p>RA3- Programa mecanismes de comunicació en xarxa emprant sockets i analitzant l'escenari d'execució.</text:p>
          </table:table-cell>
          <table:table-cell table:style-name="ce15" table:number-columns-repeated="28"/>
          <table:table-cell table:number-columns-repeated="1635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scenaris que requerixen establir comunicació en xarxa entre diverses aplicacion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identificat els rols de client i de servidor i les seues funcions associade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reconegut llibreries i mecanismes del llenguatge de programació que permeten programar aplicacions en xarx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 analitzat el concepte de socket, els seus tipus i característiqu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utilitzat sockets per a programar una aplicació client que es comunique amb un servidor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 Desenvolupat una aplicació servidor en xarxa i verificat el seu funcionament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n desenvolupat aplicacions que utilitzen sockets per a intercanviar <text:s/>informació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n utilitzat fils per a possibilitar la comunicació simultània de diversos clients amb el servidor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j) S'han caracteritzat els models de comunicació més usuals en les arquitectures d'aplicacions distribuïd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k) S'han depurat i documentat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58">
          <table:covered-table-cell table:style-name="ce36"/>
          <table:table-cell table:style-name="ce45" office:value-type="string" calcext:value-type="string">
            <text:p>RA4- Desenvolupa aplicacions que oferixen servicis en xarxa, utilitzant llibreries de classes i aplicant </text:p>
            <text:p>criteris d'eficiència i disponibilitat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n identificat diferents protocols estàndard de comunicació per a la implementació de servicis en xarxa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reconegut els avantatges de la utilització de protocols estàndard per a la comunicació entre aplicacions i processo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analitzat llibreries que permeten implementar servicis en xarxa utilitzant protocols estàndard de comunicació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Desenvolupat i provat servicis de comunicació en xarx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utilitzat clients de comunicacions per a verificar el funcionament dels servici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incorporat mecanismes per a possibilitar la comunicació simultània de diversos clients amb el servici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 verificat la disponibilitat del servici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n depurat i documentat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58">
          <table:covered-table-cell table:style-name="ce36"/>
          <table:table-cell table:style-name="ce45" office:value-type="string" calcext:value-type="string">
            <text:p>RA5- Protegix les aplicacions i les dades definint i aplicant criteris de seguretat en l'accés, Emmagatzematge i transmissió de la informació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i aplicat principis i pràctiques de programació segura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analitzat les principals tècniques i pràctiques criptogràfique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definit i implantat polítiques de seguretat per a limitar i controlar l'accés dels usuaris a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utilitzat esquemes de seguretat basats en rol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emprat algorismes criptogràfics per a protegir l'accés a la informació emmagatzemad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identificat mètodes per a assegurar la informació transmesa. <text:s text:c="41"/>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n Desenvolupat aplicacions que utilitzen comunicacions segures per a la transmissió d'informació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n depurat i documentat les aplicacions desenvolupades.</text:p>
          </table:table-cell>
          <table:table-cell table:style-name="ce15" table:number-columns-repeated="8"/>
          <table:table-cell table:number-columns-repeated="16374"/>
        </table:table-row>
        <table:table-row table:style-name="ro59">
          <table:table-cell table:style-name="ce36" office:value-type="string" calcext:value-type="string" table:number-columns-spanned="1" table:number-rows-spanned="43">
            <text:p>SGE</text:p>
          </table:table-cell>
          <table:table-cell table:style-name="ce45" office:value-type="string" calcext:value-type="string">
            <text:p>RA1- Identifica sistemes de planificació de recursos empresarials i de gestió de relacions amb </text:p>
            <text:p>clients (ERP-CRM) reconeixent les seues característiques i verificant la configuració del sistema</text:p>
            <text:p> Informàtic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 S'han reconegut els diferents sistemes ERP-CRM que existixen en el mercat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 S'han comparat sistemes ERP-CRM en funció de les seues característiques i requisits. <text:s text:c="34"/>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 S'ha identificat el sistema operatiu adequat a cada sistema ERP-CRM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 S'ha identificat el sistema gestor de dades adequat a cada sistema ERP-CRM. 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e) S'han verificat les configuracions del sistema operatiu i del gestor de dades per a garantir la funcionalitat del ERP-CRM. 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 S'han documentat les operacions realitz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 S'han documentat les incidències produïdes durant el procés. </text:p>
          </table:table-cell>
          <table:table-cell table:style-name="ce15" table:number-columns-repeated="8"/>
          <table:table-cell table:number-columns-repeated="16374"/>
        </table:table-row>
        <table:table-row table:style-name="ro7">
          <table:covered-table-cell table:style-name="ce36"/>
          <table:table-cell table:style-name="ce45" office:value-type="string" calcext:value-type="string">
            <text:p>RA2- Implanta sistemes ERP-CRM interpretant la documentació tècnica i identificant les </text:p>
            <text:p>Diferents opcions i mòdu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mòduls que componen el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realitzat diferents tipus d'instal·lacion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configurat els mòduls instal·l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realitzat instal·lacions adaptades a les necessitats plantejades en diferents supos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verificat el funcionament del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documentat les operacions realitzades i les incidències.</text:p>
          </table:table-cell>
          <table:table-cell table:style-name="ce15" table:number-columns-repeated="8"/>
          <table:table-cell table:number-columns-repeated="16374"/>
        </table:table-row>
        <table:table-row table:style-name="ro60">
          <table:covered-table-cell table:style-name="ce36"/>
          <table:table-cell table:style-name="ce45" office:value-type="string" calcext:value-type="string">
            <text:p>RA3- Realitza operacions de gestió i consulta de la informació seguint les especificacions de </text:p>
            <text:p>disseny i utilitzant les ferramentes proporcionades pels sistemes ERP-CRM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a) S'han utilitzat ferramentes i llenguatges de consulta i manipulació de dades proporcionades pels sistemes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generat formulari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generat inform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exportat dades i inform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automatitzat les extraccions de dades mitjançant processo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verificat el rendiment del sistema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documentat les operacions realitzades i les incidències observ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h) S'ha obtingut informació rellevant a partir de les dades processades.</text:p>
          </table:table-cell>
          <table:table-cell table:style-name="ce15" table:number-columns-repeated="8"/>
          <table:table-cell table:number-columns-repeated="16374"/>
        </table:table-row>
        <table:table-row table:style-name="ro61">
          <table:covered-table-cell table:style-name="ce36"/>
          <table:table-cell table:style-name="ce45" office:value-type="string" calcext:value-type="string">
            <text:p>RA4- Adapta sistemes ERP-CRM identificant els requeriments d'un supòsit empresarial i </text:p>
            <text:p>utilitzant les ferramentes proporcionades per esto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les possibilitats d'adaptació del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adaptat definicions de camps, taules i vistes de la base de dades del ERP-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adaptat consult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adaptat interfícies d'entrada de dades i de processo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personalitzat inform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creat panells de control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adaptat procediments emmagatzemats de servidor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h) S'han realitzat proves. <text:s text:c="35"/>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i) S'han documentat les operacions realitzades i les incidències observad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j) S'han realitzat integracions amb un altre sistema de gestió empresarial.</text:p>
          </table:table-cell>
          <table:table-cell table:style-name="ce15" table:number-columns-repeated="8"/>
          <table:table-cell table:number-columns-repeated="16374"/>
        </table:table-row>
        <table:table-row table:style-name="ro6">
          <table:covered-table-cell table:style-name="ce36"/>
          <table:table-cell table:style-name="ce45" office:value-type="string" calcext:value-type="string">
            <text:p>RA5- Desenvolupa components per a un sistema ERP-CRM analitzant i utilitzant el llenguatge de </text:p>
            <text:p>programació incorpora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reconegut les sentències del llenguatge propi del sistema ERP/CRM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utilitzat els elements de programació del llenguatge per a crear components de manipulació de dades i extracció d'informació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modificat component programari per a afegir noves funcionalitats al sistema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ntegrat el nou component programari en el sistema ERP/CRM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verificat el correcte funcionament dels components cre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documentat tots els components creats o modificat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 analitzat l'arquitectura del ’ERP-CRM.</text:p>
          </table:table-cell>
          <table:table-cell table:style-name="ce15" table:number-columns-repeated="8"/>
          <table:table-cell table:number-columns-repeated="16374"/>
        </table:table-row>
        <table:table-row table:style-name="ro62">
          <table:table-cell table:style-name="ce36" office:value-type="string" calcext:value-type="string" table:number-columns-spanned="1" table:number-rows-spanned="51">
            <text:p>DASP</text:p>
          </table:table-cell>
          <table:table-cell table:style-name="ce45" office:value-type="string" calcext:value-type="string">
            <text:p>RA1- Analitza el concepte de digitalització i la seua repercussió en els sectors productius tenint en </text:p>
            <text:p>compte l'activitat de l'empresa i identificant entorns IT (Information Technology: </text:p>
            <text:p>Tecnologia de la informació) i OT (Operation Technology: tecnologia d'operació) </text:p>
            <text:p>Característic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descrit en què consistix el concepte de digitalització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 relacionat la implantació de la tecnologia digital amb l'organització de les empres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establit les diferències i similituds entre els entorns <text:s/>IT i O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els departaments típics de les empreses que poden constituir entorns I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seleccionat les tecnologies típiques de la digitalització en planta i en negoci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analitzat la importància de la connexió entre entorns IT i OT. <text:s text:c="56"/>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analitzat els avantatges de digitalitzar una empresa industrial d'extrem a extrem.</text:p>
          </table:table-cell>
          <table:table-cell table:style-name="ce15" table:number-columns-repeated="8"/>
          <table:table-cell table:number-columns-repeated="16374"/>
        </table:table-row>
        <table:table-row table:style-name="ro63">
          <table:covered-table-cell table:style-name="ce36"/>
          <table:table-cell table:style-name="ce45" office:value-type="string" calcext:value-type="string">
            <text:p>RA2- Caracteritza les tecnologies habilitadores digitals necessàries per a l'adequació/transformació </text:p>
            <text:p>de les empreses a entorns digitals Descrivint les seues característiques i aplicacions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les principals tecnologies habilitadores digita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relacionat les THD amb el Desenvolupament de productes i servici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 relacionat la importància de les THD amb l'economia sostenible i eficien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nous mercats generats per les THD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analitzat la implicació de THD tant en la part de negoci com en la part de planta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f) S'han identificat les millores produïdes a causa de la implantació de les tecnologies habilitadores en relació amb els entorns IT i OT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g) S'ha elaborat un informe que relacione, les tecnologies amb les seues característiques i àrees d'aplicació</text:p>
          </table:table-cell>
          <table:table-cell table:style-name="ce15" table:number-columns-repeated="8"/>
          <table:table-cell table:number-columns-repeated="16374"/>
        </table:table-row>
        <table:table-row table:style-name="ro19">
          <table:covered-table-cell table:style-name="ce36"/>
          <table:table-cell table:style-name="ce45" office:value-type="string" calcext:value-type="string">
            <text:p>RA3- Identifica sistemes basats en cloud/núvol i la seua influència en el Desenvolupament dels sistemes </text:p>
            <text:p>Digital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diferents nivells de la cloud/núvol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identificat les principals funcions de la cloud/núvol (processament de dades, intercanvi d'informació, execució d'aplicacions, entre altres)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 descrit el concepte d’edge computing i la seua relació amb la cloud/núvol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definit els conceptes de fog i mist i les seues zones d'aplicació en el conjunt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identificat els avantatges que proporciona la utilització de la cloud/núvol en els sistemes connectats.</text:p>
          </table:table-cell>
          <table:table-cell table:style-name="ce15" table:number-columns-repeated="8"/>
          <table:table-cell table:number-columns-repeated="16374"/>
        </table:table-row>
        <table:table-row table:style-name="ro60">
          <table:covered-table-cell table:style-name="ce36"/>
          <table:table-cell table:style-name="ce45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identificat la importància de la IA en l'automatització de processos i la seua optimització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c) S'ha valorat la importància present i futura de la IA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els sectors amb implantació més rellevant d'IA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identificat els llenguatges de programació en IA.</text:p>
          </table:table-cell>
          <table:table-cell table:style-name="ce15" table:number-columns-repeated="8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descrit com influïx la IA en el sector del títol</text:p>
          </table:table-cell>
          <table:table-cell table:style-name="ce15" table:number-columns-repeated="8"/>
          <table:table-cell table:number-columns-repeated="16374"/>
        </table:table-row>
        <table:table-row table:style-name="ro61">
          <table:covered-table-cell table:style-name="ce36"/>
          <table:table-cell table:style-name="ce45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 establit la diferència entre dada i informació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 descrit el cicle de vida de la dad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 identificat la relació entre Big data, anàlisi de dades, machine/ deep learning i intel·ligència artificial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descrit les característiques que definixen Big dat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descrit les etapes típiques de la ciència de dades i la seua relació en el procé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descrit els procediments de magatzematge de dades en la cloud/núvol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 descrit la importància del cloud computing 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n identificat els principals objectius de la ciència de dades en les diferents empres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 valorat la importància de la seguretat i la seua regulació en relació amb les dades.</text:p>
          </table:table-cell>
          <table:table-cell table:style-name="ce15" table:number-columns-repeated="8"/>
          <table:table-cell table:number-columns-repeated="16374"/>
        </table:table-row>
        <table:table-row table:style-name="ro64">
          <table:covered-table-cell table:style-name="ce36"/>
          <table:table-cell table:style-name="ce45" office:value-type="string" calcext:value-type="string">
            <text:p>RA6- Desenvolup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n identificat els objectius estratègics de l'empres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n identificat i alineat les àrees de producció/negocie i de comunicacion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n identificat les àrees susceptibles de ser digitalitzad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 analitzat l'encaix de AD (àrees digitalitzades) entre si i amb les quals no ho estan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tingut en compte les necessitats presents i futures de l'empres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relacionat cada una de les àrees amb la implantació de les tecnologi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n analitzat les possibles bretxes de seguretat en cada una de les àre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 definit el tractament de les dades i la seua anàlisi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 tingut en compte la integració entre dades, aplicacions, plataformes que els suporten, entre altre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j) S'han documentat els canvis realitzats en funció de l'estratègia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k) S'han tingut en compte la idoneïtat dels recursos humans.</text:p>
          </table:table-cell>
          <table:table-cell table:style-name="ce15" table:number-columns-repeated="8"/>
          <table:table-cell table:number-columns-repeated="16374"/>
        </table:table-row>
        <table:table-row table:style-name="ro65">
          <table:table-cell table:style-name="ce36" office:value-type="string" calcext:value-type="string" table:number-columns-spanned="1" table:number-rows-spanned="40">
            <text:p>SASP</text:p>
          </table:table-cell>
          <table:table-cell table:style-name="ce45" office:value-type="string" calcext:value-type="string">
            <text:p>RA1- Identifica els aspectes ambientals, socials i de governança (ASG) relatius a la sostenibilitat tenint en compte el concepte de Desenvolupament sostenible i els marcs internacionals que Contribuïxen a la seua consecució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a) S'ha descrit el concepte de sostenibilitat, establint els marcs internacionals associats al Desenvolupament sostenible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identificat els assumptes ambientals, socials i de governança que influïxen en el Desenvolupament sostenible de les organitzacions empresarials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relacionat els Objectius de Desenvolupament Sostenible (ODS) amb la seua importància per a la consecució de l'Agenda 2030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d) 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style-name="ce15" table:number-columns-repeated="8"/>
          <table:table-cell table:number-columns-repeated="16374"/>
        </table:table-row>
        <table:table-row table:style-name="ro60">
          <table:covered-table-cell table:style-name="ce36"/>
          <table:table-cell table:style-name="ce45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7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n identificat els principals reptes ambientals i socials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n relacionat els reptes ambientals i socials amb el Desenvolupament de l'activitat econòmica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 analitzat l'efecte dels impactes ambientals i socials sobre les persones i els sectors productiu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identificat les mesures i accions encaminades a minimitzar els impactes ambientals i social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9">
          <table:covered-table-cell table:style-name="ce36"/>
          <table:table-cell table:style-name="ce45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ODS més rellevants per a l'activitat professional que realitza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analitzat els riscos i oportunitats que representen els ODS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57">
          <table:covered-table-cell table:style-name="ce36"/>
          <table:table-cell table:style-name="ce45" office:value-type="string" calcext:value-type="string">
            <text:p>RA4- Proposa productes i servicis responsables tenint en compte els principis de l'economia circular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 caracteritzat el model de producció i consum actual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n identificat els principis de l'economia verda i circular.</text:p>
          </table:table-cell>
          <table:table-cell table:style-name="ce15" table:number-columns-repeated="6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n contrastat els beneficis de l'economia verda i circular enfront del model clàssic de producció.</text:p>
          </table:table-cell>
          <table:table-cell table:style-name="ce15" table:number-columns-repeated="6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n aplicat principis d'ecodisseny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 analitzat el cicle de vida del producte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identificat els processos de producció i els criteris de sostenibilitat aplicats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55">
          <table:covered-table-cell table:style-name="ce36"/>
          <table:table-cell table:style-name="ce45" office:value-type="string" calcext:value-type="string">
            <text:p>RA5- Realitza activitats sostenibles minimitzant l'impacte de les mateixes en el medi ambient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a) S'ha caracteritzat el model de producció i consum actual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b) S'han identificat els principis de l'economia verda i circular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c) S'han contrastat els beneficis de l'economia verda i circular enfront del model clàssic de producció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d) S'ha avaluat l'impacte de les activitats personals i professionals.</text:p>
          </table:table-cell>
          <table:table-cell table:style-name="ce15" table:number-columns-repeated="6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e) S'han aplicat principis d'ecodisseny.</text:p>
          </table:table-cell>
          <table:table-cell table:style-name="ce15" table:number-columns-repeated="6"/>
          <table:table-cell/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f) S'han aplicat estratègies sostenibles.</text:p>
          </table:table-cell>
          <table:table-cell table:style-name="ce15" table:number-columns-repeated="6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g) S'ha analitzat el cicle de vida del producte.</text:p>
          </table:table-cell>
          <table:table-cell table:style-name="ce15" table:number-columns-repeated="6"/>
          <table:table-cell office:value-type="string" calcext:value-type="string">
            <text:p>x</text:p>
          </table:table-cell>
          <table:table-cell table:style-name="ce15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h) S'han identificat els processos de producció i els criteris de sostenibilitat aplicats.</text:p>
          </table:table-cell>
          <table:table-cell table:style-name="ce15" table:number-columns-repeated="8"/>
          <table:table-cell table:number-columns-repeated="16374"/>
        </table:table-row>
        <table:table-row table:style-name="ro11">
          <table:covered-table-cell table:style-name="ce36"/>
          <table:table-cell table:style-name="ce46" office:value-type="string" calcext:value-type="string">
            <text:p>i) S'ha aplicat la normativa ambiental.</text:p>
          </table:table-cell>
          <table:table-cell table:style-name="ce15" table:number-columns-repeated="8"/>
          <table:table-cell table:number-columns-repeated="16374"/>
        </table:table-row>
        <table:table-row table:style-name="ro49">
          <table:covered-table-cell table:style-name="ce36"/>
          <table:table-cell table:style-name="ce45" office:value-type="string" calcext:value-type="string">
            <text:p>RA6- Analitza un pla de sostenibilitat d'una empresa del sector, identificant els seus grups de </text:p>
            <text:p>interés, els aspectes ASG materials i justificant accions per a la seua gestió i mesurament.</text:p>
          </table:table-cell>
          <table:table-cell table:style-name="ce15" table:number-columns-repeated="8"/>
          <table:table-cell table:number-columns-repeated="16374"/>
        </table:table-row>
        <table:table-row table:style-name="ro30">
          <table:covered-table-cell table:style-name="ce36"/>
          <table:table-cell table:style-name="ce46" office:value-type="string" calcext:value-type="string">
            <text:p>a) S'han identificat els principals grups d'interés de l'empresa.</text:p>
          </table:table-cell>
          <table:table-cell table:style-name="ce15" table:number-columns-repeated="8"/>
          <table:table-cell table:number-columns-repeated="16374"/>
        </table:table-row>
        <table:table-row table:style-name="ro57">
          <table:covered-table-cell table:style-name="ce36"/>
          <table:table-cell table:style-name="ce46" office:value-type="string" calcext:value-type="string">
            <text:p>b) S'han analitzat els aspectes ASG materials, les expectatives dels grups d'interés i la importància dels aspectes ASG en relació amb els objectius empresarials. <text:s text:c="63"/></text:p>
          </table:table-cell>
          <table:table-cell table:style-name="ce15" table:number-columns-repeated="8"/>
          <table:table-cell table:number-columns-repeated="16374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definit accions encaminades a minimitzar els impactes negatius i aprofitar les oportunitats que plantegen els principals aspectes ASG identificats.</text:p>
          </table:table-cell>
          <table:table-cell table:style-name="ce15" table:number-columns-repeated="8"/>
          <table:table-cell table:number-columns-repeated="16374"/>
        </table:table-row>
        <table:table-row table:style-name="ro55">
          <table:covered-table-cell table:style-name="ce36"/>
          <table:table-cell table:style-name="ce46"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style-name="ce15" table:number-columns-repeated="8"/>
          <table:table-cell table:number-columns-repeated="16374"/>
        </table:table-row>
        <table:table-row table:style-name="ro52">
          <table:covered-table-cell table:style-name="ce36"/>
          <table:table-cell table:style-name="ce46" office:value-type="string" calcext:value-type="string">
            <text:p>e) S'ha elaborat un informe de sostenibilitat amb el pla i els indicadors proposats.</text:p>
          </table:table-cell>
          <table:table-cell table:style-name="ce15" table:number-columns-repeated="8"/>
          <table:table-cell table:number-columns-repeated="16374"/>
        </table:table-row>
        <table:table-row table:style-name="ro31">
          <table:table-cell table:style-name="ce36" office:value-type="string" calcext:value-type="string" table:number-columns-spanned="1" table:number-rows-spanned="37">
            <text:p>PIM</text:p>
          </table:table-cell>
          <table:table-cell table:style-name="ce45" office:value-type="string" calcext:value-type="string">
            <text:p><text:span text:style-name="T10">RA1-</text:span><text:span text:style-name="T11"> </text:span><text:span text:style-name="T12">Identifica necessitats del sector productiu relacionant-les amb projectes tipus que les puguen satisfer.</text:span>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b) S'han caracteritzat les empreses tipus indicant l'estructura organitzativa i les funcions de cada departament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c) S'han identificat les necessitats més demandades a les empreses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d) S'han valorat les oportunitats de negoci previsibles en el sector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e) S'ha identificat el tipus de projecte requerit per a donar resposta a les demandes previstes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f) S'han determinat les característiques específiques requerides al projecte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g) S'han determinat les obligacions fiscals, laborals i de prevenció de riscos i les seues condicions d'aplica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i) S'ha elaborat el guió de treball que se seguirà per a l'elaboració del projecte.</text:p>
          </table:table-cell>
          <table:table-cell table:number-columns-repeated="16382"/>
        </table:table-row>
        <table:table-row table:style-name="ro32">
          <table:covered-table-cell table:style-name="ce36"/>
          <table:table-cell table:style-name="ce45" office:value-type="string" calcext:value-type="string">
            <text:p>RA2- Dissenya projectes relacionats amb les competències expressades en el títol, incloent i Desenvolupant les fases que el componen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 recopilat informació relativa als aspectes que seran tractats en el proje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 realitzat l'estudi de viabilitat tècnica d'es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 S'han identificat les fases o parts que componen el projecte i el seu contingu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 S'han establit els objectius que es pretenen aconseguir identificant el seu abas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 S'han previst els recursos materials i personals necessaris per a realitzar el proje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 S'ha realitzat el pressupost econòmic correspon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 S'han identificat les necessitats de finançament per a la posada en marxa d'es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 S'ha definit i elaborat la documentació necessària per al seu disseny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i) S'han identificat els aspectes que s'han de controlar per a garantir la qualitat del project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n seqüenciat les activitats, ordenant-les en funció de les necessitats d'implementa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n determinat els recursos i la logística necessària per a cada activita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 S'han identificat les necessitats de permisos i autoritzacions per a dur a terme les activit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 S'han determinat els procediments d'actuació o execució de les activitat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 S'han planificat l'assignació de recursos materials i humans i els temps d'execu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 S'ha fet la valoració econòmica que dona resposta a les condicions de l'execu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 S'ha definit i elaborat la documentació necessària per a l'execu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 definit el procediment d'avaluació de les activitats o intervencion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n definit els indicadors de qualitat per a realitzar l'avalua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e) S'ha definit i elaborat la documentació necessària per a l'avaluació de les activitats i del project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number-columns-repeated="16382"/>
        </table:table-row>
        <table:table-row table:style-name="ro11">
          <table:covered-table-cell table:style-name="ce36"/>
          <table:table-cell table:style-name="ce46" office:value-type="string" calcext:value-type="string">
            <text:p>g) S'ha establit un sistema per a garantir el compliment del plec de condicions del projecte quan este existix.</text:p>
          </table:table-cell>
          <table:table-cell table:number-columns-repeated="16382"/>
        </table:table-row>
        <table:table-row table:style-name="ro66" table:number-rows-repeated="3">
          <table:table-cell table:style-name="ce36"/>
          <table:table-cell table:number-columns-repeated="16383"/>
        </table:table-row>
        <table:table-row table:style-name="ro5" table:number-rows-repeated="104817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A_criteris_DAW" table:style-name="ta2">
        <table:table-column table:style-name="co1" table:default-cell-style-name="ce36"/>
        <table:table-column table:style-name="co2" table:default-cell-style-name="ce46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018" table:default-cell-style-name="Default"/>
        <table:table-column table:style-name="co9" table:default-cell-style-name="Default"/>
        <table:table-column table:style-name="co7" table:number-columns-repeated="15360" table:default-cell-style-name="Default"/>
        <table:table-row table:style-name="ro5">
          <table:table-cell table:style-name="ce35" office:value-type="string" calcext:value-type="string" table:number-columns-spanned="1" table:number-rows-spanned="2">
            <text:p>Mòduls</text:p>
          </table:table-cell>
          <table:table-cell table:style-name="ce44" office:value-type="string" calcext:value-type="string" table:number-columns-spanned="1" table:number-rows-spanned="2">
            <text:p>Resultats d'aprenentatge i Criteris d'Avaluació</text:p>
          </table:table-cell>
          <table:table-cell table:number-columns-repeated="16382"/>
        </table:table-row>
        <table:table-row table:style-name="ro34">
          <table:covered-table-cell table:style-name="ce35"/>
          <table:covered-table-cell table:style-name="ce44"/>
          <table:table-cell table:number-columns-repeated="16382"/>
        </table:table-row>
        <table:table-row table:style-name="ro10">
          <table:table-cell table:style-name="ce58" office:value-type="string" calcext:value-type="string" table:number-columns-spanned="1" table:number-rows-spanned="65">
            <text:p>*DWC</text:p>
          </table:table-cell>
          <table:table-cell table:style-name="ce45" office:value-type="string" calcext:value-type="string">
            <text:p>RA1- Selecciona les arquitectures i tecnologies de programació sobre clients Web, identificant i analitzant les capacitats i característiques de cada una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n caracteritzat i diferenciat els models d'execució de codi en el servidor i en el client web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b) S'han identificat les capacitats i mecanismes d'execució de codi dels navegadors web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c) S'han identificat i caracteritzat els principals llenguatges relacionats amb la programació de clients web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d) S'han reconegut les particularitats de la programació de guions i els seus avantatges i desavantatges sobre la programació tradicional. <text:s text:c="22"/>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e) S'han verificat els mecanismes d'integració dels llenguatges de marques amb els llenguatges de programació de clients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f) S'han reconegut i avaluat les ferramentes de programació i prova sobre clients web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5" office:value-type="string" calcext:value-type="string">
            <text:p>RA2- Escriu sentències simples, aplicant la sintaxi del llenguatge i verificant la seua execució sobre navegadors Web.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 seleccionat un llenguatge de programació de clients web en funció de les seues possibilita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b) S'han utilitzat els diferents tipus de variables i operadors disponibles en el llenguatge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c) S'han identificat els àmbits d'utilització de les variables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d) S'han reconegut i comprovat les peculiaritats del llenguatge respecte a les conversions entre diferents tipus de dades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e) S'han utilitzat mecanismes de decisió en la creació de blocs de sentències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f) S'han utilitzat bucles i s'ha verificat el seu funcionament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g) S'han afegit comentaris al codi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h) S'han utilitzat ferramentes i entorns per a facilitar la programació, prova i documentació del codi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5" office:value-type="string" calcext:value-type="string">
            <text:p>RA3- Escriu codi, identificant i aplicant les funcionalitats aportades pels objectes predefinits del llenguatge.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n identificat els objectes predefinits del llenguatge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b) S'han analitzat els objectes referents a les finestres del navegador i els documents web que contenen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c) S'han escrit sentències que utilitzen els objectes predefinits del llenguatge per a canviar l'aspecte del navegador i el document que conté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d) S'han generat textos i etiquetes com a resultat de l'execució de codi en el navegador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e) S'han escrit sentències que utilitzen els objectes predefinits del llenguatge per a interactuar amb l'usuari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f) S'han utilitzat les característiques pròpies del llenguatge en documents compostos per diverses finestres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g) S'han utilitzat mecanismes del navegador web per a emmagatzemar informació i recuperar el seu contingut.</text:p>
          </table:table-cell>
          <table:table-cell table:number-columns-repeated="16382"/>
        </table:table-row>
        <table:table-row table:style-name="ro11">
          <table:covered-table-cell table:style-name="ce58"/>
          <table:table-cell office:value-type="string" calcext:value-type="string">
            <text:p>h) S'ha depurat i documentat el codi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5" office:value-type="string" calcext:value-type="string">
            <text:p>RA4- Programa codi per a clients Web analitzant i utilitzant estructures definides per l'usuari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n classificat i utilitzat les funcions predefinides del llenguatge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b) S'han creat i utilitzat funcions definides per l'usuari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c) S'han reconegut les característiques del llenguatge relatives a la creació i ús de matrius (*arrays)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d) S'han creat i utilitzat matrius (*arrays)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e) S'han utilitzat operacions agregades per al maneig d'informació emmagatzemada en col·leccion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f) S'han reconegut les característiques d'orientació a objectes del llenguatge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g) S'ha creat codi per a definir l'estructura d'objecte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h) S'han creat mètodes i propieta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i) S'ha creat codi que faça ús d'objectes definits per l'usuari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j) S'han utilitzat patrons de disseny de programari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k) S'ha depurat i documentat el codi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5" office:value-type="string" calcext:value-type="string">
            <text:p>RA5- Desenrotlla aplicacions Web interactives integrant mecanismes de maneig d'esdeveniments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n reconegut les possibilitats del llenguatge de marques relatives a la captura dels esdeveniments produïts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b) S'han identificat les característiques del llenguatge de programació relatives a la gestió dels esdevenimen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c) S'han diferenciat els tipus d'esdeveniments que es poden manejar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d) S'ha creat un codi que capture i utilitze esdevenimen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e) S'han reconegut les capacitats del llenguatge relatives a la gestió de formularis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f) S'han validat formularis web utilitzant esdevenimen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g) S'han utilitzat expressions regulars per a facilitar els procediments de validació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h) S'ha provat i documentat el codi.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5" office:value-type="string" calcext:value-type="string">
            <text:p>RA6- Desenrotlla aplicacions web analitzant i aplicant les característiques del model d'objectes del document</text:p>
          </table:table-cell>
          <table:table-cell table:number-columns-repeated="16382"/>
        </table:table-row>
        <table:table-row table:style-name="ro35">
          <table:covered-table-cell table:style-name="ce58"/>
          <table:table-cell office:value-type="string" calcext:value-type="string">
            <text:p>a) S'ha reconegut el model d'objectes del document d'una pàgina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b) S'han identificat els objectes del model, les seues propietats i mètode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c) S'ha creat i verificat un codi que accedisca a l'estructura del document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d) S'han creat nous elements de l'estructura i modificat elements ja existen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e) S'han associat accions als esdeveniments del model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f) S'han identificat les diferències que presenta el model en diferents navegadors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g) S'han programat aplicacions web de manera que funcionen en navegadors amb diferents implementacions del model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h) S'han independitzat les tres capes d'implementació (contingut, aspecte i comportament), en aplicacions web.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5" office:value-type="string" calcext:value-type="string">
            <text:p>RA7- Desenrotlla aplicacions Web dinàmiques, reconeixent i aplicant mecanismes de <text:s/>comunicació asíncrona entre client i servidor. </text:p>
          </table:table-cell>
          <table:table-cell table:number-columns-repeated="16382"/>
        </table:table-row>
        <table:table-row table:style-name="ro13">
          <table:covered-table-cell table:style-name="ce58"/>
          <table:table-cell office:value-type="string" calcext:value-type="string">
            <text:p>a) S'han avaluat els avantatges i inconvenients d'utilitzar mecanismes de comunicació asíncrona entre client i servidor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b) S'han analitzat els mecanismes disponibles per a l'establiment de la comunicació asíncrona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c) S'han utilitzat els objectes relacionat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d) S'han identificat les seues propietats i els seus mètodes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e) S'ha utilitzat comunicació asíncrona en l'actualització dinàmica del document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f) S'han utilitzat diferents formats en l'enviament i recepció d'informació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g) S'han programat aplicacions web asíncrones de manera que funcionen en diferents navegadors.</text:p>
          </table:table-cell>
          <table:table-cell table:number-columns-repeated="16382"/>
        </table:table-row>
        <table:table-row table:style-name="ro9">
          <table:covered-table-cell table:style-name="ce58"/>
          <table:table-cell office:value-type="string" calcext:value-type="string">
            <text:p>h) S'han classificat, analitzat i utilitzat llibreries i *frameworks que faciliten la incorporació de les tecnologies d'actualització dinàmica a la programació de pàgines web.</text:p>
          </table:table-cell>
          <table:table-cell table:number-columns-repeated="16382"/>
        </table:table-row>
        <table:table-row table:style-name="ro5">
          <table:covered-table-cell table:style-name="ce58"/>
          <table:table-cell office:value-type="string" calcext:value-type="string">
            <text:p>i) S'han creat i provat i documentat aplicacions web que utilitzen estes llibreries i *frameworks</text:p>
          </table:table-cell>
          <table:table-cell table:number-columns-repeated="16382"/>
        </table:table-row>
        <table:table-row table:style-name="ro9">
          <table:table-cell table:style-name="ce59" office:value-type="string" calcext:value-type="string" table:number-columns-spanned="1" table:number-rows-spanned="75">
            <text:p>*DWS</text:p>
          </table:table-cell>
          <table:table-cell table:style-name="ce45" office:value-type="string" calcext:value-type="string">
            <text:p>RA1- Selecciona les arquitectures i tecnologies de programació Web en entorn servidor, <text:s/>analitzant les seues capacitats i característiques pròpies.</text:p>
          </table:table-cell>
          <table:table-cell table:number-columns-repeated="16382"/>
        </table:table-row>
        <table:table-row table:style-name="ro35">
          <table:covered-table-cell table:style-name="ce59"/>
          <table:table-cell office:value-type="string" calcext:value-type="string">
            <text:p>a) S'han caracteritzat i diferenciat els models d'execució de codi en el servidor i en el client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reconegut els avantatges que proporciona la generació dinàmica de pàgin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n identificat els mecanismes d'execució de codi en els servidors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d) S'han reconegut les funcionalitats que aporten els servidors d'aplicacions i la seua integració amb els servidors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e) S'han identificat i caracteritzat els principals llenguatges i tecnologies <text:s/>relacionats amb la programació web en entorn servidor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f) S'han verificat els mecanismes d'integració dels llenguatges de marques amb els llenguatges de programació en entorn servidor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reconegut i avaluat les ferramentes i *frameworks de programació en entorn servidor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2- Escriu sentències executables per un servidor Web reconeixent i aplicant procediments d'integració del codi en llenguatges de marques.</text:p>
          </table:table-cell>
          <table:table-cell table:number-columns-repeated="16382"/>
        </table:table-row>
        <table:table-row table:style-name="ro13">
          <table:covered-table-cell table:style-name="ce59"/>
          <table:table-cell office:value-type="string" calcext:value-type="string">
            <text:p>a) S'han reconegut els mecanismes de generació de pàgines web a partir de llenguatges de marques amb codi embegu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identificat les principals tecnologies associ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n utilitzat etiquetes per a la inclusió de codi en el llenguatge de marqu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d) S'ha reconegut la sintaxi del llenguatge de programació que s'ha d'utilitzar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n escrit sentències simples i s'han comprovat els seus efectes en el document resultan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f) S'han utilitzat directives per a modificar el comportament predetermina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utilitzat els diferents tipus de variables i operadors disponibles en el llenguatge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h) S'han identificat els àmbits d'utilització de les variables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3- Escriu blocs de sentències embeguts en llenguatges de marques, seleccionant i utilitzant les estructures de programació.</text:p>
          </table:table-cell>
          <table:table-cell table:number-columns-repeated="16382"/>
        </table:table-row>
        <table:table-row table:style-name="ro35">
          <table:covered-table-cell table:style-name="ce59"/>
          <table:table-cell office:value-type="string" calcext:value-type="string">
            <text:p>a) S'han utilitzat mecanismes de decisió en la creació de blocs de sentències. 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utilitzat bucles i s'ha verificat el seu funcionamen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n utilitzat matrius (*arrays) per a emmagatzemar i recuperar conjunts de d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d) S'han creat i utilitzat funcion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n utilitzat formularis web per a interactuar amb l'usuari del navegador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f) S'han emprat mètodes per a recuperar la informació introduïda en el formulari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afegit comentaris al codi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4- Desenrotlla aplicacions Web embegudes en llenguatges de marques analitzant i incorporant funcionalitats segons especificacions.</text:p>
          </table:table-cell>
          <table:table-cell table:number-columns-repeated="16382"/>
        </table:table-row>
        <table:table-row table:style-name="ro13">
          <table:covered-table-cell table:style-name="ce59"/>
          <table:table-cell office:value-type="string" calcext:value-type="string">
            <text:p>a) S'han identificat els mecanismes disponibles per al manteniment de la informació que concernix un client web concret i s'han assenyalat els seus avantatg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utilitzat mecanismes per a mantindre l'estat de les aplicacions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c) S'han utilitzat mecanismes per a emmagatzemar informació en el client web i per a recuperar el seu contingu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d) S'han identificat i caracteritzat els mecanismes disponibles per a l'autenticació d'usuari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n escrit aplicacions que integren mecanismes d'autenticació d'usuari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f) S'han utilitzat ferramentes i entorns per a facilitar la programació, prova i depuració del codi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5- Desenrotlla aplicacions Web identificant i aplicant mecanismes per a separar el codi de presentació de la lògica de negoci.</text:p>
          </table:table-cell>
          <table:table-cell table:number-columns-repeated="16382"/>
        </table:table-row>
        <table:table-row table:style-name="ro19">
          <table:covered-table-cell table:style-name="ce59"/>
          <table:table-cell office:value-type="string" calcext:value-type="string">
            <text:p>a) S'han identificat els avantatges de separar la lògica de negoci dels aspectes de presentació de l'aplicació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b) S'han analitzat i utilitzat mecanismes i *frameworks que permeten realitzar esta separació i les seues característiques principals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c) S'han utilitzat objectes i controls en el servidor per a generar l'aspecte visual de l'aplicació web en el client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d) S'han utilitzat formularis generats de manera dinàmica per a respondre als esdeveniments de l'aplicació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n identificat i aplicat els paràmetres relatius a la configuració de l'aplicació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f) S'han escrit aplicacions web amb manteniment d'estat i separació de la lògica de negoci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aplicat els principis i patrons de disseny de la programació orientada a object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h) S'ha provat i documentat el codi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6- Desenrotlla aplicacions d'accés a magatzems de dades, aplicant mesures per a mantindre la seguretat i la integritat de la informació</text:p>
          </table:table-cell>
          <table:table-cell table:number-columns-repeated="16382"/>
        </table:table-row>
        <table:table-row table:style-name="ro13">
          <table:covered-table-cell table:style-name="ce59"/>
          <table:table-cell office:value-type="string" calcext:value-type="string">
            <text:p>a) S'han analitzat les tecnologies que permeten l'accés mitjançant programació a la informació disponible en magatzems de d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creat aplicacions que establisquen connexions amb bases de d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 recuperat informació emmagatzemada en bases de d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d) S'ha publicat en aplicacions web la informació recuperada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n utilitzat conjunts de dades per a emmagatzemar la informació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f) S'han creat aplicacions web que permeten l'actualització i l'eliminació d'informació disponible en una base de da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provat i documentat les aplicacions web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7- Desenrotlla servicis Web analitzant el seu funcionament i implantant l'estructura dels seus components</text:p>
          </table:table-cell>
          <table:table-cell table:number-columns-repeated="16382"/>
        </table:table-row>
        <table:table-row table:style-name="ro35">
          <table:covered-table-cell table:style-name="ce59"/>
          <table:table-cell office:value-type="string" calcext:value-type="string">
            <text:p>a) S'han reconegut les característiques pròpies i l'àmbit d'aplicació dels servicis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b) S'han reconegut els avantatges d'utilitzar servicis web per a proporcionar accés a funcionalitats incorporades a la lògica de negoci d'una aplicació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n identificat les tecnologies i els protocols implicats en el consum de servicis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d) S'han utilitzat els estàndards i arquitectures més difosos i implicats en el desenrotllament de servicis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e) S'ha programat un servici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f) S'ha verificat el funcionament del servici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 consumit el servici web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h) S'ha documentat un servici web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8- Genera pàgines web dinàmiques analitzant i utilitzant tecnologies i *frameworks del servidor web que afigen codi al llenguatge de marques.</text:p>
          </table:table-cell>
          <table:table-cell table:number-columns-repeated="16382"/>
        </table:table-row>
        <table:table-row table:style-name="ro35">
          <table:covered-table-cell table:style-name="ce59"/>
          <table:table-cell office:value-type="string" calcext:value-type="string">
            <text:p>a) S'han identificat les diferències entre l'execució de codi en el servidor i en el client web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b) S'han reconegut els avantatges d'unir les dos tecnologies en el procés de desenrotllament de programes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c) S'han identificat les tecnologies i *frameworks relacionades amb la generació per part del servidor de pàgines web amb guions embeguts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d) S'han utilitzat estes tecnologies i *frameworks per a generar pàgines web que incloguen interacció amb l'usuari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e) S'han utilitzat estes tecnologies i *frameworks, per a generar pàgines web que incloguen verificació de formularis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f) S'han utilitzat estes tecnologies i *frameworks per a generar pàgines web que incloguen modificació dinàmica del seu contingut i la seua estructura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g) S'han aplicat estes tecnologies i *frameworks en la programació d'aplicacions web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5" office:value-type="string" calcext:value-type="string">
            <text:p>RA9- Desenrotlla aplicacions web híbrides seleccionant i utilitzant tecnologies, *frameworks servidor i repositoris heterogenis d'informació</text:p>
          </table:table-cell>
          <table:table-cell table:number-columns-repeated="16382"/>
        </table:table-row>
        <table:table-row table:style-name="ro13">
          <table:covered-table-cell table:style-name="ce59"/>
          <table:table-cell office:value-type="string" calcext:value-type="string">
            <text:p>a) S'han reconegut els avantatges que proporciona la reutilització de codi i l'aprofitament d'informació ja existent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b) S'han identificat tecnologies i *frameworks aplicables en la creació d'aplicacions web híbride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c) S'ha creat una aplicació web que recupere i processe repositoris d'informació ja existents 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d) S'han creat repositoris específics a partir d'informació existent en magatzems d'informació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e) S'han utilitzat llibreries de codi i *frameworks per a incorporar funcionalitats específiques a una aplicació web.</text:p>
          </table:table-cell>
          <table:table-cell table:number-columns-repeated="16382"/>
        </table:table-row>
        <table:table-row table:style-name="ro11">
          <table:covered-table-cell table:style-name="ce59"/>
          <table:table-cell office:value-type="string" calcext:value-type="string">
            <text:p>f) S'han programat servicis i aplicacions web utilitzant com a base informació i codi generats per tercers.</text:p>
          </table:table-cell>
          <table:table-cell table:number-columns-repeated="16382"/>
        </table:table-row>
        <table:table-row table:style-name="ro9">
          <table:covered-table-cell table:style-name="ce59"/>
          <table:table-cell office:value-type="string" calcext:value-type="string">
            <text:p>g) S'han analitzat i utilitzat llibreries de codi relacionades amb Big data i intel·ligència de negocis, per a incorporar anàlisis i intel·ligència de dades provinent de repositoris.</text:p>
          </table:table-cell>
          <table:table-cell table:number-columns-repeated="16382"/>
        </table:table-row>
        <table:table-row table:style-name="ro5">
          <table:covered-table-cell table:style-name="ce59"/>
          <table:table-cell office:value-type="string" calcext:value-type="string">
            <text:p>h) S'han provat, depurat i documentat les aplicacions generades</text:p>
          </table:table-cell>
          <table:table-cell table:number-columns-repeated="16382"/>
        </table:table-row>
        <table:table-row table:style-name="ro5">
          <table:table-cell table:style-name="ce60" office:value-type="string" calcext:value-type="string" table:number-columns-spanned="1" table:number-rows-spanned="58">
            <text:p>*DAW</text:p>
          </table:table-cell>
          <table:table-cell table:style-name="ce45" office:value-type="string" calcext:value-type="string">
            <text:p>RA1- Implanta arquitectures Web analitzant i aplicant criteris de funcionalitat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n analitzat aspectes generals d'arquitectures web, les seues característiques, avantatges i inconvenient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n descrit els fonaments i protocols en els quals es basa el funcionament d'un servidor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 realitzat la instal·lació i configuració bàsica de servidor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 realitzat la instal·lació i configuració bàsica de servidors d'aplicacion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e) S'ha realitzat la instal·lació i configuració bàsica de tecnologies de virtualització de servidors en el núvol i en contenidor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f) S'han realitzat proves de funcionament dels servidors web i d'aplicacions. i de tecnologies de virtualització en el núvol i en contenidor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g) S'ha analitzat l'estructura i recursos que componen una aplicació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h) S'han descrit els requeriments del procés d'implantació d'una aplicació web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i) S'han documentat els processos d'instal·lació i configuració realitzats sobre els servidors web, d'aplicacions. i sobre tecnologies de virtualització en el núvol i en contenidor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2- Implanta aplicacions web en servidors web, avaluant i aplicant criteris de configuració per al seu funcionament segur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n reconegut els paràmetres d'administració més importants del servidor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 ampliat la funcionalitat del servidor mitjançant l'activació i configuració de mòdul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creat i configurat llocs virtual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n configurat els mecanismes d'autenticació i control d'accés del servidor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obtingut i instal·lat certificats digital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establit mecanismes per a assegurar les comunicacions entre el client i el servidor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g) S'ha elaborat documentació relativa a la configuració, administració segura i recomanacions d'ús del servidor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h) S'han realitzat els ajustos necessaris per a la implantació d'aplicacions en el servidor web.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9">
          <table:covered-table-cell table:style-name="ce60"/>
          <table:table-cell office:value-type="string" calcext:value-type="string">
            <text:p>i) S'han utilitzat tecnologies de virtualització en el desplegament de servidors web en el núvol i en contenidor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j) S'han instal·lat, configurat i utilitzat conjunts de ferramentes de gestió de *logs, permetent el seu monitoratge, consolidació i anàlisi en temps real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3- Implanta aplicacions Web en servidors d'aplicacions, avaluant i aplicant criteris de configuració per al seu funcionament segur.</text:p>
          </table:table-cell>
          <table:table-cell table:number-columns-repeated="16382"/>
        </table:table-row>
        <table:table-row table:style-name="ro7">
          <table:covered-table-cell table:style-name="ce60"/>
          <table:table-cell office:value-type="string" calcext:value-type="string">
            <text:p>a) S'han descrit els components i el funcionament dels servicis proporcionats pel servidor d'aplicacions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b) S'han identificat els principals arxius de configuració i de biblioteques compartides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c) S'ha configurat el servidor d'aplicacions per a cooperar amb el servidor web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d) S'han configurat i activat els mecanismes de seguretat del servidor d'aplicacions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e) S'han configurat i utilitzat els components web del servidor d'aplicacions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f) S'han realitzat els ajustos necessaris per al desplegament d'aplicacions sobre el servidor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g) S'han realitzat proves de funcionament i rendiment de l'aplicació web desplegada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h) S'ha elaborat documentació relativa a l'administració i recomanacions d'ús del servidor d'aplicacion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i) S'han utilitzat tecnologies de virtualització en el desplegament de servidors d'aplicacions en el núvol i en contenidor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4- Administra servidors de transferència d'arxius, avaluant i aplicant criteris de configuració que garantisquen la disponibilitat del servici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n instal·lat i configurat servidors de transferència d'arxiu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n creat usuaris i grups per a l'accés remot al servidor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 comprovat l'accés al servidor, tant en mode actiu com en mode passiu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n realitzat proves amb clients en línia de comandos i clients en mode gràfic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 utilitzat el protocol segur de transferència d'arxiu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configurat i utilitzat servicis de transferència d'arxius integrats en servidors web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g) S'ha elaborat documentació relativa a la configuració i administració del servici de transferència d'arxiu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h) S'han utilitzat tecnologies de virtualització en el desplegament de servidors de transferència d'arxius en el núvol i en contenidor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5- Verifica l'execució de *aplicacionesWeb comprovant els paràmetres de configuració de servicis de xarxa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 descrit l'estructura, nomenclatura i funcionalitat dels sistemes de noms jeràrquic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b) S'han identificat les necessitats de configuració del servidor de noms en funció dels requeriments d'execució de les aplicacions web desplegade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identificat la funció, elements i estructures lògiques del servici de directori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 analitzat la configuració i personalització del servici de directori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e) S'ha analitzat la capacitat del servici de directori com a mecanisme d'autenticació centralitzada dels usuaris en una xarxa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f) S'han especificat els paràmetres de configuració en el servici de directoris adequats per al procés de validació d'usuaris de l'aplicació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g) S'ha elaborat documentació relativa a les adaptacions realitzades en els servicis de xarxa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h) S'han utilitzat tecnologies de virtualització en el desplegament de servidors de directoris en el núvol i en contenidor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6- Elabora la documentació de l'aplicació Web avaluant i seleccionant ferramentes de generació de documentació i control de versions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n identificat diferents ferramentes de generació de documentació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b) S'han documentat el component programari utilitzant els generadors específics de les plataformes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c) S'han utilitzat diferents formats per a la documentació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d) S'han utilitzat ferramentes col·laboratives per a l'elaboració i manteniment de la documentació.</text:p>
          </table:table-cell>
          <table:table-cell table:number-columns-repeated="16382"/>
        </table:table-row>
        <table:table-row table:style-name="ro11">
          <table:covered-table-cell table:style-name="ce60"/>
          <table:table-cell office:value-type="string" calcext:value-type="string">
            <text:p>e) S'ha instal·lat, configurat i utilitzat un sistema de control de version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f) S'ha garantit l'accessibilitat i seguretat de la informació i codi emmagatzemada pel sistema de control de version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g) S'ha documentat la instal·lació, configuració i ús del sistema de control de versions utilitza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h) S'han utilitzat ferramentes per a la integració contínua del codi</text:p>
          </table:table-cell>
          <table:table-cell table:number-columns-repeated="16382"/>
        </table:table-row>
        <table:table-row table:style-name="ro5">
          <table:table-cell table:style-name="ce60" office:value-type="string" calcext:value-type="string" table:number-columns-spanned="1" table:number-rows-spanned="51">
            <text:p>*DIW</text:p>
          </table:table-cell>
          <table:table-cell table:style-name="ce45" office:value-type="string" calcext:value-type="string">
            <text:p>RA1- Planifica la creació d'una interfície web valorant i aplicant especificacions de disseny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 reconegut la importància de la comunicació visual i els seus principis bàsic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n analitzat i seleccionat els colors i tipografies adequats per a la seua visualització en pantalla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analitzat alternatives per a la representació de la informació en document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 valorat la importància de definir i aplicar la guia d'estil en el desenrotllament d'una aplicació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utilitzat i valorat diferents tecnologies per al disseny de document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creat i utilitzat plantilles de disseny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5" office:value-type="string" calcext:value-type="string">
            <text:p>RA2- Crea interfícies Web homogenis definint i aplicant estils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n reconegut les possibilitats de modificar les etiquetes HTML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n definit estils de manera directa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definit i associat estils globals en fulles externe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n definit fulles d'estils alternative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redefinit estil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identificat les diferents propietats de cada elemen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g) S'han creat classes d'estil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h) S'han utilitzat ferramentes de validació de fulles d'estil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i) S'han analitzat i utilitzat tecnologies i *frameworks per a la creació d'interfícies web amb un disseny *responsive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j) S'han analitzat i utilitzat preprocessadors d'estils per a traduir estils comuns a un codi estàndard i recognoscible pels navegador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3- Prepara arxius multimèdia per a la Web, analitzant les seues característiques i manejant ferramentes especifiques.</text:p>
          </table:table-cell>
          <table:table-cell table:number-columns-repeated="16382"/>
        </table:table-row>
        <table:table-row table:style-name="ro19">
          <table:covered-table-cell table:style-name="ce60"/>
          <table:table-cell office:value-type="string" calcext:value-type="string">
            <text:p>a) S'han reconegut les implicacions de les llicències i els drets d'autor en l'ús de material multimèdia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n identificat els formats d'imatge, àudio i vídeo a utilitzar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analitzat les ferramentes disponibles per a generar contingut multimèdia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n emprat ferramentes per al tractament digital de la imatge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utilitzat ferramentes per a manipular àudio i vídeo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realitzat animacions a partir d'imatges fixes.</text:p>
          </table:table-cell>
          <table:table-cell table:number-columns-repeated="16382"/>
        </table:table-row>
        <table:table-row table:style-name="ro16">
          <table:covered-table-cell table:style-name="ce60"/>
          <table:table-cell office:value-type="string" calcext:value-type="string">
            <text:p>g) S'han importat i exportat imatges, àudio i vídeo en diversos formats segons la seua finalitat. <text:s text:c="11"/>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h) S'ha aplicat la guia d'estil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4- Integra contingut multimèdia en documents Web valorant la seua aportació i seleccionant adequadament els elements interactius.</text:p>
          </table:table-cell>
          <table:table-cell table:number-columns-repeated="16382"/>
        </table:table-row>
        <table:table-row table:style-name="ro6">
          <table:covered-table-cell table:style-name="ce60"/>
          <table:table-cell office:value-type="string" calcext:value-type="string">
            <text:p>a) S'han reconegut i analitzat les tecnologies relacionades amb la inclusió de contingut multimèdia i interactiu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b) S'han identificat les necessitats específiques de configuració dels navegadors web per a suportar contingut multimèdia i interactiu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c) S'han utilitzat ferramentes gràfiques per al desenrotllament de contingut multimèdia interactiu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 analitzat el codi generat per les ferramentes de desenrotllament de contingut interactiu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agregat elements multimèdia a document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 afegit interactivitat a elements d'un document web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g) S'ha verificat el funcionament dels elements multimèdia i interactius en diferents navegadors i dispositiu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5- Desenrotlla interfícies Web accessibles, analitzant les pautes establides i aplicant tècniques de verificació.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 reconegut la necessitat de dissenyar webs accessible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 analitzat l'accessibilitat de diferents documents web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c) S'han analitzat els principis i pautes d'accessibilitat al contingut, així com els nivells de conformita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n analitzat els possibles errors segons els punts de verificació de priorita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 aconseguit el nivell de conformitat desitja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n verificat els nivells aconseguits mitjançant l'ús de test extern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g) S'ha verificat la visualització de la interfície amb diferents navegadors i tecnologies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h) S'han analitzat i utilitzat ferramentes i estratègies que milloren la visibilitat i l'accessibilitat dels llocs i pàgines web en els resultats dels cercadors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5" office:value-type="string" calcext:value-type="string">
            <text:p>RA6- Desenrotlla interfícies Web amigables analitzant i aplicant les pautes d'usabilitat establides</text:p>
          </table:table-cell>
          <table:table-cell table:number-columns-repeated="16382"/>
        </table:table-row>
        <table:table-row table:style-name="ro35">
          <table:covered-table-cell table:style-name="ce60"/>
          <table:table-cell office:value-type="string" calcext:value-type="string">
            <text:p>a) S'ha analitzat la usabilitat de diferents document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b) S'ha valorat la importància de l'ús d'estàndards en la creació de documents web.</text:p>
          </table:table-cell>
          <table:table-cell table:number-columns-repeated="16382"/>
        </table:table-row>
        <table:table-row table:style-name="ro9">
          <table:covered-table-cell table:style-name="ce60"/>
          <table:table-cell office:value-type="string" calcext:value-type="string">
            <text:p>c) S'ha modificat la interfície web per a adequar-lo a l'objectiu que perseguix i als usuaris als quals va dirigit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d) S'ha verificat la facilitat de navegació d'un document web mitjançant distints perifèrics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e) S'han analitzat diferents tècniques per a verificar la usabilitat d'un document web.</text:p>
          </table:table-cell>
          <table:table-cell table:number-columns-repeated="16382"/>
        </table:table-row>
        <table:table-row table:style-name="ro5">
          <table:covered-table-cell table:style-name="ce60"/>
          <table:table-cell office:value-type="string" calcext:value-type="string">
            <text:p>f) S'ha verificat la usabilitat de la interfície web creat en diferents navegadors i tecnologies.</text:p>
          </table:table-cell>
          <table:table-cell table:number-columns-repeated="16382"/>
        </table:table-row>
        <table:table-row table:style-name="ro36">
          <table:table-cell office:value-type="string" calcext:value-type="string" table:number-columns-spanned="1" table:number-rows-spanned="51">
            <text:p>*DASP</text:p>
          </table:table-cell>
          <table:table-cell table:style-name="ce45" office:value-type="string" calcext:value-type="string">
            <text:p>RA1- Analitza el concepte de digitalització i la seua repercussió en els sectors productius tenint en </text:p>
            <text:p>compte l'activitat de l'empresa i identificant entorns *IT (*Information *Technology: </text:p>
            <text:p>Tecnologia de la informació) i *OT (*Operation *Technology: tecnologia d'operació) </text:p>
            <text:p>Característic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 descrit en què consistix el concepte de digitalitza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 relacionat la implantació de la tecnologia digital amb l'organització de les empres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 S'han establit les diferències i similituds entre els entorns *IT i *O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identificat els departaments típics de les empreses que poden constituir entorns *I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n seleccionat les tecnologies típiques de la digitalització en planta i en negoci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 S'ha analitzat la importància de la connexió entre entorns *IT i *OT. <text:s text:c="56"/>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g) S'han analitzat els avantatges de digitalitzar una empresa industrial d'extrem a extrem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2- Caracteritza les tecnologies habilitadores digitals necessàries per a l'adequació/transformació de les empreses a entorns digitals Descrivint les seues característiques i aplicacions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n identificat les principals tecnologies habilitadores digital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relacionat les *THD amb el desenrotllament de productes i servici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 S'ha relacionat la importància de les *THD amb l'economia sostenible i eficien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identificat nous mercats generats per les *THD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 analitzat la implicació de *THD tant en la part de negoci com en la part de planta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f) S'han identificat les millores produïdes a causa de la implantació de les tecnologies habilitadores en relació amb els entorns *IT i *O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 S'ha elaborat un informe que relacione, les tecnologies amb les seues característiques i àrees d'aplicació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3- Identifica sistemes basats en *cloud/núvol i la seua influència en el desenrotllament dels sistemes </text:p>
            <text:p>Digital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n identificat els diferents nivells de la *cloud/núvol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b) S'han identificat les principals funcions de la *cloud/núvol (processament de dades, intercanvi d'informació, execució d'aplicacions, entre altres)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c) S'ha descrit el concepte de *edge *computing i la seua relació amb la *cloud/núvol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definit els conceptes de *fog i *mist i les seues zones d'aplicació en el conjunt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e) S'han identificat els avantatges que proporciona la utilització de la *cloud/núvol en els sistemes connectats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 identificat la importància de la IA en l'automatització de processos i la seua optimització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c) S'ha valorat la importància present i futura de la I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identificat els sectors amb implantació més rellevant d'I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n identificat els llenguatges de programació en I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 S'ha descrit com influïx la IA en el sector del títol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 establit la diferència entre dada i informa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 descrit el cicle de vida de la dada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 identificat la relació entre Big data, anàlisi de dades, *machine/ *deep *learning i intel·ligència artificial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descrit les característiques que definixen Big data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e) S'han descrit les etapes típiques de la ciència de dades i la seua relació en el procé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 S'han descrit els procediments de magatzematge de dades en la *cloud/núvol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 S'ha descrit la importància del *cloud *computing 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h) S'han identificat els principals objectius de la ciència de dades en les diferents empres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i) S'ha valorat la importància de la seguretat i la seua regulació en relació amb les dades.</text:p>
          </table:table-cell>
          <table:table-cell table:number-columns-repeated="16382"/>
        </table:table-row>
        <table:table-row table:style-name="ro37">
          <table:covered-table-cell/>
          <table:table-cell table:style-name="ce45" office:value-type="string" calcext:value-type="string">
            <text:p>RA6- Desenrotll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n identificat els objectius estratègics de l'empres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identificat i alineat les àrees de producció/negocie i de comunicacion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 S'han identificat les àrees susceptibles de ser digitalitzad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 analitzat l'encaix de *AD (àrees digitalitzades) entre si i amb les quals no ho estan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n tingut en compte les necessitats presents i futures de l'empresa.</text:p>
          </table:table-cell>
          <table:table-cell table:number-columns-repeated="16382"/>
        </table:table-row>
        <table:table-row table:style-name="ro30">
          <table:covered-table-cell/>
          <table:table-cell office:value-type="string" calcext:value-type="string">
            <text:p>f) S'han relacionat cada una de les àrees amb la implantació de les tecnologi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 S'han analitzat les possibles bretxes de seguretat en cada una de les àre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h) S'ha definit el tractament de les dades i la seua anàlisi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i) S'ha tingut en compte la integració entre dades, aplicacions, plataformes que els suporten, entre altr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j) S'han documentat els canvis realitzats en funció de l'estratègi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k) S'han tingut en compte la idoneïtat dels recursos humans.</text:p>
          </table:table-cell>
          <table:table-cell table:number-columns-repeated="16382"/>
        </table:table-row>
        <table:table-row table:style-name="ro38">
          <table:table-cell office:value-type="string" calcext:value-type="string" table:number-columns-spanned="1" table:number-rows-spanned="40">
            <text:p>*SASP</text:p>
          </table:table-cell>
          <table:table-cell table:style-name="ce45" office:value-type="string" calcext:value-type="string">
            <text:p>RA1- Identifica els aspectes ambientals, socials i de governança (*ASG) relatius a la sostenibilitat tenint en compte el concepte de desenrotllament sostenible i els marcs internacionals que Contribuïxen a la seua consecució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a) S'ha descrit el concepte de sostenibilitat, establint els marcs internacionals associats al desenrotllament sostenible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b) S'han identificat els assumptes ambientals, socials i de governança que influïxen en el desenrotllament sostenible de les organitzacions empresarial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n relacionat els Objectius de Desenrotllament Sostenible (*ODS) amb la seua importància per a la consecució de l'Agenda 2030.</text:p>
          </table:table-cell>
          <table:table-cell table:number-columns-repeated="16382"/>
        </table:table-row>
        <table:table-row table:style-name="ro37">
          <table:covered-table-cell/>
          <table:table-cell office:value-type="string" calcext:value-type="string">
            <text:p>d) S'ha analitzat la importància d'identificar els aspectes *ASG més rellevants per als grups d'interés de les organitzacions relacionant-los amb els riscos i oportunitats que suposen per a la pròpia organització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rotllament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number-columns-repeated="16382"/>
        </table:table-row>
        <table:table-row table:style-name="ro39">
          <table:covered-table-cell/>
          <table:table-cell table:style-name="ce45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a) S'han identificat els principals reptes ambientals i social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relacionat els reptes ambientals i socials amb el desenrotllament de l'activitat econòmica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 analitzat l'efecte dels impactes ambientals i socials sobre les persones i els sectors productiu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d) S'han identificat les mesures i accions encaminades a minimitzar els impactes ambientals i social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number-columns-repeated="16382"/>
        </table:table-row>
        <table:table-row table:style-name="ro19">
          <table:covered-table-cell/>
          <table:table-cell table:style-name="ce45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a) S'han identificat els *ODS més rellevants per a l'activitat professional que realitz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analitzat els riscos i oportunitats que representen els *OD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4- Proposa productes i servicis responsables tenint en compte els principis de l'economia circular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 caracteritzat el model de producció i consum actual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identificat els principis de l'economia verda i circular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n contrastat els beneficis de l'economia verda i circular enfront del model clàssic de produc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n aplicat principis d'ecodisseny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 analitzat el cicle de vida del producte.</text:p>
          </table:table-cell>
          <table:table-cell table:number-columns-repeated="16382"/>
        </table:table-row>
        <table:table-row table:style-name="ro35">
          <table:covered-table-cell/>
          <table:table-cell office:value-type="string" calcext:value-type="string">
            <text:p>f) S'han identificat els processos de producció i els criteris de sostenibilitat aplicats.</text:p>
          </table:table-cell>
          <table:table-cell table:number-columns-repeated="16382"/>
        </table:table-row>
        <table:table-row table:style-name="ro5">
          <table:covered-table-cell/>
          <table:table-cell table:style-name="ce45" office:value-type="string" calcext:value-type="string">
            <text:p>RA5- Realitza activitats sostenibles minimitzant l'impacte de les mateixes en el medi ambien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 caracteritzat el model de producció i consum actual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 S'han identificat els principis de l'economia verda i circular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n contrastat els beneficis de l'economia verda i circular enfront del model clàssic de produc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 S'ha avaluat l'impacte de les activitats personals i professional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n aplicat principis d'ecodisseny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 S'han aplicat estratègies sostenibl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 S'ha analitzat el cicle de vida del producte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h) S'han identificat els processos de producció i els criteris de sostenibilitat aplicat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i) S'ha aplicat la normativa ambiental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6- Analitza un pla de sostenibilitat d'una empresa del sector, identificant els seus grups de </text:p>
            <text:p>interés, els aspectes *ASG materials i justificant accions per a la seua gestió i mesuramen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 S'han identificat els principals grups d'interés de l'empresa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b) S'han analitzat els aspectes *ASG materials, les expectatives dels grups d'interés i la importància dels aspectes *ASG en relació amb els objectius empresarials. <text:s text:c="63"/>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 S'han definit accions encaminades a minimitzar els impactes negatius i aprofitar les oportunitats que plantegen els principals aspectes *ASG identificat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 S'ha elaborat un informe de sostenibilitat amb el pla i els indicadors proposats.</text:p>
          </table:table-cell>
          <table:table-cell table:number-columns-repeated="16382"/>
        </table:table-row>
        <table:table-row table:style-name="ro31">
          <table:table-cell office:value-type="string" calcext:value-type="string" table:number-columns-spanned="1" table:number-rows-spanned="37">
            <text:p>*Projecte</text:p>
          </table:table-cell>
          <table:table-cell table:style-name="ce45" office:value-type="string" calcext:value-type="string">
            <text:p><text:span text:style-name="T10">RA1-</text:span><text:span text:style-name="T11"> </text:span><text:span text:style-name="T12">Identifica necessitats del sector productiu relacionant-les amb projectes tipus que les puguen satisfer.</text:span>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b) S'han caracteritzat les empreses tipus indicant l'estructura organitzativa i les funcions de cada departamen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 S'han identificat les necessitats més demandades a les empres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 S'han valorat les oportunitats de negoci previsibles en el sector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 S'ha identificat el tipus de projecte requerit per a donar resposta a les demandes previste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 S'han determinat les característiques específiques requerides al projecte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g) S'han determinat les obligacions fiscals, laborals i de prevenció de riscos i les seues condicions d'aplicació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i) S'ha elaborat el guió de treball que se seguirà per a l'elaboració del projecte.</text:p>
          </table:table-cell>
          <table:table-cell table:number-columns-repeated="16382"/>
        </table:table-row>
        <table:table-row table:style-name="ro32">
          <table:covered-table-cell/>
          <table:table-cell table:style-name="ce45" office:value-type="string" calcext:value-type="string">
            <text:p><text:span text:style-name="T10">RA2- </text:span><text:span text:style-name="T15">Dissenya projectes relacionats amb les competències expressades en el títol, incloent i desenrotllant les fases que el componen.</text:span>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 S'ha recopilat informació relativa als aspectes que seran tractats en el projecte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 S'ha realitzat l'estudi de viabilitat tècnica d'este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 S'han identificat les fases o parts que componen el projecte i el seu contingu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 S'han establit els objectius que es pretenen aconseguir identificant el seu abas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e) S'han previst els recursos materials i personals necessaris per a realitzar el projecte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 S'ha realitzat el pressupost econòmic corresponen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 S'han identificat les necessitats de finançament per a la posada en marxa d'este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h) S'ha definit i elaborat la documentació necessària per al seu disseny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i) S'han identificat els aspectes que s'han de controlar per a garantir la qualitat del projecte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 S'han seqüenciat les activitats, ordenant-les en funció de les necessitats d'implementa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 S'han determinat els recursos i la logística necessària per a cada activitat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c) S'han identificat les necessitats de permisos i autoritzacions per a dur a terme les activitat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d) S'han determinat els procediments d'actuació o execució de les activitat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f) S'han planificat l'assignació de recursos materials i humans i els temps d'execu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g) S'ha fet la valoració econòmica que dona resposta a les condicions de l'execució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h) S'ha definit i elaborat la documentació necessària per a l'execució.</text:p>
          </table:table-cell>
          <table:table-cell table:number-columns-repeated="16382"/>
        </table:table-row>
        <table:table-row table:style-name="ro9">
          <table:covered-table-cell/>
          <table:table-cell table:style-name="ce45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a) S'ha definit el procediment d'avaluació de les activitats o intervencions.</text:p>
          </table:table-cell>
          <table:table-cell table:number-columns-repeated="16382"/>
        </table:table-row>
        <table:table-row table:style-name="ro5">
          <table:covered-table-cell/>
          <table:table-cell office:value-type="string" calcext:value-type="string">
            <text:p>b) S'han definit els indicadors de qualitat per a realitzar l'avaluació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e) S'ha definit i elaborat la documentació necessària per a l'avaluació de les activitats i del projecte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number-columns-repeated="16382"/>
        </table:table-row>
        <table:table-row table:style-name="ro9">
          <table:covered-table-cell/>
          <table:table-cell office:value-type="string" calcext:value-type="string">
            <text:p>g) S'ha establit un sistema per a garantir el compliment del plec de condicions del projecte quan este existix.</text:p>
          </table:table-cell>
          <table:table-cell table:number-columns-repeated="16382"/>
        </table:table-row>
      </table:table>
      <table:table table:name="RA_criteris_ASIX" table:style-name="ta3">
        <table:table-column table:style-name="co1" table:default-cell-style-name="Default"/>
        <table:table-column table:style-name="co2" table:default-cell-style-name="Default"/>
        <table:table-column table:style-name="co9" table:number-columns-repeated="16382" table:default-cell-style-name="Default"/>
        <table:table-row table:style-name="ro5">
          <table:table-cell table:style-name="ce35" office:value-type="string" calcext:value-type="string" table:number-columns-spanned="1" table:number-rows-spanned="2">
            <text:p>Mòduls</text:p>
          </table:table-cell>
          <table:table-cell table:style-name="ce44" office:value-type="string" calcext:value-type="string" table:number-columns-spanned="1" table:number-rows-spanned="2">
            <text:p>Resultats d'aprenentatge i Criteris d'Avaluació</text:p>
          </table:table-cell>
          <table:table-cell table:number-columns-repeated="16382"/>
        </table:table-row>
        <table:table-row table:style-name="ro5">
          <table:covered-table-cell table:style-name="ce35"/>
          <table:covered-table-cell table:style-name="ce44"/>
          <table:table-cell table:number-columns-repeated="16382"/>
        </table:table-row>
        <table:table-row table:style-name="ro11">
          <table:table-cell table:style-name="ce58" office:value-type="string" calcext:value-type="string" table:number-columns-spanned="1" table:number-rows-spanned="69">
            <text:p>ROSTISC</text:p>
          </table:table-cell>
          <table:table-cell table:style-name="ce45" office:value-type="string" calcext:value-type="string">
            <text:p>RA1- Administra el servici de directori interpretant especificacions i integrant-lo <text:s/>en una xarxa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a) S'han identificat la funció, els elements i les estructures lògiques d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b) S'ha determinat i creat l'esquema d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c) S'ha realitzat la instal·lació del servici de directori en el servidor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d) S'ha realitzat la configuració i personalització d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e) S'ha integrat el servici de directori amb altres servici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n aplicat filtres de busca en 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g) S'ha utilitzat el servici de directori com a mecanisme d'acreditació centralitzada dels usuaris en una xarx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h) S'ha realitzat la configuració del client per a la seua integració en 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i) S'han utilitzat ferramentes gràfiques i comandos per a l'administració del servici de director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j) S'ha documentat l'estructura i implantació del servici de directori. 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5" office:value-type="string" calcext:value-type="string">
            <text:p>RA2- Administra processos del sistema descrivint-los i aplicant criteris de seguretat i eficiència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a) S'han descrit el concepte de procés del sistema, tipus, estats i cicle de vida. 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b) S'han utilitzat interrupcions i excepcions per a descriure els esdeveniments interns del processador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c) S'ha diferenciat entre procés, fil i treball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d) S'han fet tasques de creació, manipulació i terminació de processo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e) S'ha utilitzat el sistema d'arxius com mig lògic per al registre i identificació dels processos del sistem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n utilitzat ferramentes gràfiques i comandos per al control i seguiment dels processos del sistem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g) S'ha comprovat la seqüència d'arrancada del sistema, els processos implicats i la relació entre ell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h) S'han pres mesures de seguretat davant l'aparició de processos no identificat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i) S'han documentat els processos habituals del sistema, la seua funció i relació entre ells. 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5" office:value-type="string" calcext:value-type="string">
            <text:p>RA3- Gestiona l'automatització de tasques del sistema, aplicant criteris d'eficiència i utilitzant comandos i ferramentes gràfiques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a) S'han descrit els avantatges de l'automatització de les tasques repetitives en el sistema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b) S'han utilitzat els comandos del sistema per a la planificació de tasque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c) S'han establit restriccions de seguretat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6" office:value-type="string" calcext:value-type="string">
            <text:p>d) S'han realitzat planificacions de tasques repetitives o puntuals relacionades amb l'administració del sistema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e) S'ha automatitzat l'administració de compte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f) S'han instal·lat i configurat ferramentes gràfiques per a la planificació de tasque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g) S'han utilitzat ferramentes gràfiques per a la planificació de tasque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h) S'han documentat els processos programats com a tasques automàtiques. </text:p>
          </table:table-cell>
          <table:table-cell table:number-columns-repeated="16382"/>
        </table:table-row>
        <table:table-row table:style-name="ro32">
          <table:covered-table-cell table:style-name="ce58"/>
          <table:table-cell table:style-name="ce45" office:value-type="string" calcext:value-type="string">
            <text:p><text:span text:style-name="T10">RA4- </text:span><text:span text:style-name="T15">Administra de manera remota el sistema operatiu en xarxa valorant la seua importància i aplicant criteris de seguretat. </text:span>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a) S'han descrit mètodes d'accés i administració remota de sisteme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b) S'ha diferenciat entre els servicis orientats a sessió i els no orientats a sessió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c) S'han utilitzat ferramentes d'administració remota subministrades pel propi sistema operatiu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d) S'han instal·lat servicis d'accés i administració remota.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6" office:value-type="string" calcext:value-type="string">
            <text:p>e) S'han utilitzat comandos i ferramentes gràfiques per a gestionar els servicis d'accés i administració remot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n creat comptes d'usuari per a l'accés remot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g) S'han realitzat proves d'accés i administració remota entre sistemes heterogeni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h) S'han utilitzat mecanismes d'encriptació de la informació transferid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i) S'han documentat els processos i servicis del sistema administrats de manera remota. 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62" office:value-type="string" calcext:value-type="string">
            <text:p><text:span text:style-name="T16">RA5</text:span><text:span text:style-name="T17">- </text:span><text:span text:style-name="T12">Administra servidors d'impressió descrivint les seues funcions i integrant-los en una xarxa</text:span>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a) S'ha descrit la funcionalitat dels sistemes i servidors d'impressió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b) S'han identificat els ports i els protocols utilitzat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c) S'han utilitzat les ferramentes per a la gestió d'impressores integrades en el sistema operatiu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d) S'ha instal·lat i configurat un servidor d'impressió en entorn Web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e) S'han creat i classificat impressores lògique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n creat grups d'impressió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g) S'han gestionat impressores i cues de treballs mitjançant comandos i ferramentes gràfique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h) S'han compartit impressores en xarxa entre sistemes operatius diferent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i) S'ha documentat la configuració del servidor d'impressió i de les impressores creades. 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5" office:value-type="string" calcext:value-type="string">
            <text:p><text:span text:style-name="T10">RA6- </text:span><text:span text:style-name="T15">Integra sistemes operatius lliures i propietaris, justificant i garantint la seua interoperabilitat. </text:span>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a) S'ha identificat la necessitat de compartir recursos en xarxa entre diferents sistemes operatiu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b) S'han establit nivells de seguretat per a controlar l'accés del client als recursos compartits en xarx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c) S'ha comprovat la connectivitat de la xarxa en un escenari heterogeni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d) S'ha descrit la funcionalitat dels servicis que permeten compartir recursos en xarxa. <text:s text:c="27"/>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e) S'han instal·lat i configurat servicis per a compartir recursos en xarx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 comprovat el funcionament dels servicis instal·lats.</text:p>
          </table:table-cell>
          <table:table-cell table:number-columns-repeated="16382"/>
        </table:table-row>
        <table:table-row table:style-name="ro9">
          <table:covered-table-cell table:style-name="ce58"/>
          <table:table-cell table:style-name="ce46" office:value-type="string" calcext:value-type="string">
            <text:p>g) S'ha treballat en grup per a accedir a sistemes d'arxius i impressores en xarxa des d'equips amb diferents sistemes operatius.</text:p>
          </table:table-cell>
          <table:table-cell table:number-columns-repeated="16382"/>
        </table:table-row>
        <table:table-row table:style-name="ro5">
          <table:covered-table-cell table:style-name="ce58"/>
          <table:table-cell table:style-name="ce46" office:value-type="string" calcext:value-type="string">
            <text:p>h) S'ha documentat la configuració dels servicis instal·lats. </text:p>
          </table:table-cell>
          <table:table-cell table:number-columns-repeated="16382"/>
        </table:table-row>
        <table:table-row table:style-name="ro32">
          <table:covered-table-cell table:style-name="ce58"/>
          <table:table-cell table:style-name="ce62" office:value-type="string" calcext:value-type="string">
            <text:p><text:span text:style-name="T16">RA7</text:span><text:span text:style-name="T17">- </text:span><text:span text:style-name="T12">Utilitza llenguatges de guions en sistemes operatius, descrivint la seua aplicació i administrant servicis del sistema operatiu.</text:span>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a) S'han utilitzat i combinat les estructures del llenguatge per a crear guion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b) S'han utilitzat ferramentes per a depurar errors sintàctics i d'execució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c) S'han interpretat guions de configuració del sistema operatiu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d) S'han fet canvis i adaptacions de guions del sistema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e) S'han creat i provat guions d'administració de servici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f) S'han creat i provat guions d'automatització de tasque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g) S'han implantat guions en sistemes lliures i propietari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h) S'han consultat i utilitzat llibreries de funcions.</text:p>
          </table:table-cell>
          <table:table-cell table:number-columns-repeated="16382"/>
        </table:table-row>
        <table:table-row table:style-name="ro11">
          <table:covered-table-cell table:style-name="ce58"/>
          <table:table-cell table:style-name="ce46" office:value-type="string" calcext:value-type="string">
            <text:p>i) S'han documentat els guions creats.</text:p>
          </table:table-cell>
          <table:table-cell table:number-columns-repeated="16382"/>
        </table:table-row>
        <table:table-row table:style-name="ro11">
          <table:table-cell table:style-name="ce59" office:value-type="string" calcext:value-type="string" table:number-columns-spanned="1" table:number-rows-spanned="78">
            <text:p>*SXI</text:p>
          </table:table-cell>
          <table:table-cell table:style-name="ce45" office:value-type="string" calcext:value-type="string">
            <text:p><text:span text:style-name="T10">RA1-</text:span><text:span text:style-name="T15">Administra servicis de resolució de noms, analitzant-los i garantint la seguretat del servici</text:span>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a) S'han identificat i descrit escenaris en els quals sorgix la necessitat d'un servici de resolució de nom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b) S'han classificat els principals mecanismes de resolució de nom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c) S'ha descrit l'estructura, nomenclatura i funcionalitat dels sistemes de noms jeràrquic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d) S'han instal·lat i configurat servicis jeràrquics de resolució de nom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e) S'ha preparat el servici per a reexpedir consultes de recursos externs a un altre servidor de nom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f) S'ha preparat el servici per a emmagatzemar i distribuir les respostes procedents d'altres servidors.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g) S'han afegit registres de noms corresponents a una zona nova, amb opcions relatives a servidors de correu i àlie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h) S'han implementat solucions de servidors de noms en direccions «*ip» dinàmique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i) S'han realitzat transferències de zona entre dos o més servidor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j) S'han documentat els procediments d'instal·lació i configuració. </text:p>
          </table:table-cell>
          <table:table-cell table:number-columns-repeated="16382"/>
        </table:table-row>
        <table:table-row table:style-name="ro32">
          <table:covered-table-cell table:style-name="ce59"/>
          <table:table-cell table:style-name="ce62" office:value-type="string" calcext:value-type="string">
            <text:p><text:span text:style-name="T16">RA2-</text:span><text:span text:style-name="T17"> </text:span><text:span text:style-name="T12">Administra servicis de configuració automàtica, identificant-los i verificant la correcta assignació dels paràmetres.</text:span>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a) S'han reconegut els mecanismes automatitzats de configuració dels paràmetres de xarxa i els avantatges que proporcionen.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b) S'han il·lustrat els procediments i pautes que intervenen en una sol·licitud de configuració dels paràmetres de xarxa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c) S'han instal·lat servidors de configuració dels paràmetres de xarxa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d) S'ha preparat el servici per a assignar la configuració bàsica als equips d'una xarxa local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e) S'han configurat assignacions estàtiques i dinàmique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f) S'han integrat en el servici opcions addicionals de configuració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g) S'han documentat els procediments realitzat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63" office:value-type="string" calcext:value-type="string">
            <text:p><text:span text:style-name="T16">RA3-</text:span><text:span text:style-name="T15">Administra servidors Web aplicant criteris de configuració i assegurant el funcionament del servici.</text:span>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a) S'han descrit els fonaments i protocols en els quals es basa el funcionament d'un servidor Web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b) S'han instal·lat i configurat servidors Web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c) S'ha ampliat la funcionalitat del servidor mitjançant l'activació i configuració de mòdul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d) S'han creat i configurat llocs virtual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e) S'han configurat els mecanismes d'autenticació i control d'accés del servidor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f) S'han obtingut i instal·lat certificats digitals. <text:s text:c="57"/>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g) S'han establit mecanismes per a assegurar les comunicacions entre el client i el servidor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h) S'han realitzat proves de monitoratge del servici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i) S'han analitzat els registres del servici per a l'elaboració d'estadístiques i la resolució d'incidèncie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j) S'ha elaborat documentació relativa a la instal·lació, configuració i recomanacions d'ús del servici.</text:p>
          </table:table-cell>
          <table:table-cell table:number-columns-repeated="16382"/>
        </table:table-row>
        <table:table-row table:style-name="ro40">
          <table:covered-table-cell table:style-name="ce59"/>
          <table:table-cell table:style-name="ce64" office:value-type="string" calcext:value-type="string">
            <text:p>RA4- Administra servicis de transferència d'arxius assegurant i limitant l'accés a la informació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a) S'ha establit la utilitat i mode d'operació del servici de transferència d'arxiu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b) S'han instal·lat i configurat servidors de transferència d'arxiu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c) S'han creat usuaris i grups per a accés remot al servidor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d) S'ha configurat l'accés anònim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e) S'han establit límits en els diferents modes d'accé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f) S'ha comprovat l'accés al servidor, tant en mode actiu com en mode passiu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g) S'han realitzat proves amb clients en línia de comandos i amb clients en mode gràfic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h) S'ha utilitzat el navegador com a client del servici de transferència d'arxiu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i) S'ha elaborat documentació relativa a la instal·lació, configuració i recomanacions d'ús del servici.</text:p>
          </table:table-cell>
          <table:table-cell table:number-columns-repeated="16382"/>
        </table:table-row>
        <table:table-row table:style-name="ro41">
          <table:covered-table-cell table:style-name="ce59"/>
          <table:table-cell table:style-name="ce64" office:value-type="string" calcext:value-type="string">
            <text:p>RA5- Administra servidors de correu electrònic, aplicant criteris de configuració i garantint la seguretat del servici. 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a) S'han descrit els diferents protocols que intervenen en l'enviament i recollida del correu electrònic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b) S'ha instal·lat i configurat un servidor de correu electrònic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c) S'han creat comptes d'usuari i verificat l'accés d'estes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d) S'han establit i aplicat mètodes per a impedir usos indeguts del servidor de correu electrònic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e) S'han instal·lat servicis per a permetre la recollida remota del correu existent en les bústies d'usuari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f) S'han usat clients de correu electrònic per a enviar i rebre correu des dels comptes creats en el servidor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g) S'han utilitzat la firma digital i el correu xifrat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h) S'ha configurat el servidor de correu com un servici segur.</text:p>
          </table:table-cell>
          <table:table-cell table:number-columns-repeated="16382"/>
        </table:table-row>
        <table:table-row table:style-name="ro11">
          <table:covered-table-cell table:style-name="ce59"/>
          <table:table-cell table:style-name="ce46" office:value-type="string" calcext:value-type="string">
            <text:p>i) S'ha elaborat documentació relativa a la instal·lació, configuració i recomanacions d'ús del servici</text:p>
          </table:table-cell>
          <table:table-cell table:number-columns-repeated="16382"/>
        </table:table-row>
        <table:table-row table:style-name="ro41">
          <table:covered-table-cell table:style-name="ce59"/>
          <table:table-cell table:style-name="ce64" office:value-type="string" calcext:value-type="string">
            <text:p>RA6- Administra servicis de missatgeria instantània, notícies i llistes de distribució, <text:s/>verificant i assegurant l'accés dels usuari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a) S'han descrit els servicis de missatgeria instantània, notícies i llistes de distribució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b) S'ha instal·lat i configurat el servici de missatgeria instantània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c) S'han utilitzat clients gràfics i de text de missatgeria instantània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d) S'ha instal·lat i configurat el servici de notícies. <text:s text:c="66"/>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e) S'ha instal·lat i configurat el servici de llistes de distribució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f) S'han determinat el tipus de llista i els modes d'accés permesos.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g) S'han creat comptes d'usuari i verificat l'accés als servicis de missatgeria instantània, notícies i llistes de distribució.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h) S'ha elaborat documentació relativa a la instal·lació, configuració i recomanacions d'ús dels servicis de missatgeria instantània, notícies i llistes de distribució. </text:p>
          </table:table-cell>
          <table:table-cell table:number-columns-repeated="16382"/>
        </table:table-row>
        <table:table-row table:style-name="ro40">
          <table:covered-table-cell table:style-name="ce59"/>
          <table:table-cell table:style-name="ce64" office:value-type="string" calcext:value-type="string">
            <text:p>RA7- Administra servicis d'àudio identificant les necessitats de distribució i adaptant els format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a) S'ha descrit la funcionalitat del servici d'àudi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b) S'ha instal·lat i configurat un servidor de distribució d'àudi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c) S'ha instal·lat i configurat el client per a l'accés al servidor d'àudi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d) S'han reconegut i utilitzat formats d'àudio digital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e) S'han utilitzat ferramentes de reproducció d'àudio en el client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f) S'han utilitzat servicis d'àudio a través del navegador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g) S'han utilitzat tècniques de sindicació i subscripció d'àudi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h) S'ha elaborat documentació relativa a la instal·lació i administració del servidor d'àudio. </text:p>
          </table:table-cell>
          <table:table-cell table:number-columns-repeated="16382"/>
        </table:table-row>
        <table:table-row table:style-name="ro40">
          <table:covered-table-cell table:style-name="ce59"/>
          <table:table-cell table:style-name="ce64" office:value-type="string" calcext:value-type="string">
            <text:p>RA8- Administra servicis de vídeo identificant les necessitats de distribució i <text:s/>adaptant els formats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a) S'ha descrit la funcionalitat del servici de víde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b) S'ha instal·lat i configurat un servidor de víde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c) S'ha configurat el client per a l'accés al servidor de víde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d) S'han reconegut i utilitzat formats de compressió de vídeo digital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e) S'han utilitzat tècniques de sindicació i subscripció de vídeo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f) S'han descrit les característiques i protocols utilitzats en el servici de videoconferència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g) S'han instal·lat i configurat ferramentes gràfiques per a realitzar videoconferència.</text:p>
          </table:table-cell>
          <table:table-cell table:number-columns-repeated="16382"/>
        </table:table-row>
        <table:table-row table:style-name="ro5">
          <table:covered-table-cell table:style-name="ce59"/>
          <table:table-cell table:style-name="ce46" office:value-type="string" calcext:value-type="string">
            <text:p>h) S'han utilitzat ferramentes gràfiques i navegadors per a realitzar videoconferències.</text:p>
          </table:table-cell>
          <table:table-cell table:number-columns-repeated="16382"/>
        </table:table-row>
        <table:table-row table:style-name="ro9">
          <table:covered-table-cell table:style-name="ce59"/>
          <table:table-cell table:style-name="ce46" office:value-type="string" calcext:value-type="string">
            <text:p>i) S'ha elaborat documentació relativa a la instal·lació i administració del servidor de vídeo i del servici de videoconferència.</text:p>
          </table:table-cell>
          <table:table-cell table:number-columns-repeated="16382"/>
        </table:table-row>
        <table:table-row table:style-name="ro41">
          <table:table-cell table:style-name="ce61" office:value-type="string" calcext:value-type="string" table:number-columns-spanned="1" table:number-rows-spanned="64">
            <text:p>*IAW</text:p>
          </table:table-cell>
          <table:table-cell table:style-name="ce65" office:value-type="string" calcext:value-type="string">
            <text:p>RA1- Prepara l'entorn de desenrotllament i els servidors d'aplicacions Web instal·lant <text:s/>i integrant les funcionalitats necessàries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a) S'ha identificat el programari necessari per al seu funcionament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b) S'han identificat les diferents tecnologies emprades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c) S'han instal·lat i configurat servidors Web i de bases de dades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d) S'han reconegut les possibilitats de processament en els entorns client i servidor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e) S'han afegit i configurat els components i mòduls necessaris per al processament de codi en el servidor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f) S'ha instal·lat i configurat l'accés a bases de dades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g) S'ha establit i verificat la seguretat en els accessos al servidor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h) S'han utilitzat plataformes integrades orientades a la prova i desenrotllament d'aplicacions Web.</text:p>
          </table:table-cell>
          <table:table-cell table:number-columns-repeated="16382"/>
        </table:table-row>
        <table:table-row table:style-name="ro11">
          <table:covered-table-cell table:style-name="ce61"/>
          <table:table-cell table:style-name="ce46" office:value-type="string" calcext:value-type="string">
            <text:p>i) S'han documentat els procediments realitzats.</text:p>
          </table:table-cell>
          <table:table-cell table:number-columns-repeated="16382"/>
        </table:table-row>
        <table:table-row table:style-name="ro40">
          <table:covered-table-cell table:style-name="ce61"/>
          <table:table-cell table:style-name="ce65" office:value-type="string" calcext:value-type="string">
            <text:p>RA2- Implanta gestors de continguts seleccionant-los i establint la configuració dels seus paràmetres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 valorat l'ús i utilitat dels gestors de contingu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b) S'han classificat segons la funcionalitat principal del lloc web que permeten gestionar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c) S'han instal·lat diferents tipus de gestors de contingu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diferenciat les seues característiques (ús, llicència, entre altres)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e) S'han personalitzat i configurat els gestors de continguts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f) S'han activat i configurat els mecanismes de seguretat proporcionats pels propis gestors de continguts. <text:s text:c="38"/>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g) S'han realitzat proves de funcionament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h) S'han publicat els gestors de continguts.</text:p>
          </table:table-cell>
          <table:table-cell table:number-columns-repeated="16382"/>
        </table:table-row>
        <table:table-row table:style-name="ro42">
          <table:covered-table-cell table:style-name="ce61"/>
          <table:table-cell table:style-name="ce45" office:value-type="string" calcext:value-type="string">
            <text:p><text:span text:style-name="T10">RA3</text:span><text:span text:style-name="T11">- </text:span><text:span text:style-name="T12">Administra gestors de continguts adaptant-los als requeriments i garantint la integritat </text:span></text:p>
            <text:p><text:span text:style-name="T18">De la informació.</text:span>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n adaptat i configurat els mòduls del gestor de contingu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b) S'han creat i gestionat usuaris amb diferents perfil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c) S'han integrat mòduls atenent requeriments de funcionalitat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realitzat còpies de seguretat dels contingu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e) S'han importat i exportat continguts en diferents forma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f) S'han gestionat plantille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g) S'han integrat funcionalitats de sindicació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h) S'han realitzat actualitzacion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i) S'han obtingut informes d'accés</text:p>
          </table:table-cell>
          <table:table-cell table:number-columns-repeated="16382"/>
        </table:table-row>
        <table:table-row table:style-name="ro40">
          <table:covered-table-cell table:style-name="ce61"/>
          <table:table-cell table:style-name="ce65" office:value-type="string" calcext:value-type="string">
            <text:p>RA4- Gestiona aplicacions d'ofimàtica Web integrant funcionalitats i assegurant l'accés a la informació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 reconegut la utilitat de les aplicacions d'ofimàtica Web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b) S'han classificat segons la seua funcionalitat i prestacions específique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c) S'han instal·lat aplicacions d'ofimàtica Web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configurat les aplicacions per a integrar-les en una intranet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e) S'han gestionat els comptes d'usuari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f) S'han aplicat criteris de seguretat en l'accés dels usuari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g) S'han utilitzat les aplicacions de manera cooperativa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h) S'ha elaborat documentació relativa a l'ús i gestió de les aplicacions.</text:p>
          </table:table-cell>
          <table:table-cell table:number-columns-repeated="16382"/>
        </table:table-row>
        <table:table-row table:style-name="ro40">
          <table:covered-table-cell table:style-name="ce61"/>
          <table:table-cell table:style-name="ce65" office:value-type="string" calcext:value-type="string">
            <text:p>RA5- Genera documents Web utilitzant llenguatges de guions de servidor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n identificat els llenguatges de guions de servidor més rellevants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b) S'ha reconegut la relació entre els llenguatges de guions de servidor i els llenguatges de marques utilitzats en els clien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c) S'ha reconegut la sintaxi bàsica d'un llenguatge de guions concret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utilitzat estructures de control del llenguatge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e) S'han definit i utilitzat funcion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f) S'han utilitzat formularis per a introduir informació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g) S'han establit i utilitzat mecanismes per a assegurar la persistència de la informació entre diferents documents Web relaciona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h) S'ha identificat i assegurat als usuaris que accedixen al document Web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i) S'ha verificat l'aïllament de l'entorn específic de cada usuari.</text:p>
          </table:table-cell>
          <table:table-cell table:number-columns-repeated="16382"/>
        </table:table-row>
        <table:table-row table:style-name="ro40">
          <table:covered-table-cell table:style-name="ce61"/>
          <table:table-cell table:style-name="ce65" office:value-type="string" calcext:value-type="string">
            <text:p>RA6- Genera documents Web amb accés a bases de dades utilitzant llenguatges de guions de servidor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n identificat els sistemes gestors de bases de dades més utilitzats en entorns Web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b) S'ha verificat la integració dels sistemes gestors de bases de dades amb el llenguatge de guions de servidor.</text:p>
          </table:table-cell>
          <table:table-cell table:number-columns-repeated="16382"/>
        </table:table-row>
        <table:table-row table:style-name="ro43">
          <table:covered-table-cell table:style-name="ce61"/>
          <table:table-cell table:style-name="ce46" office:value-type="string" calcext:value-type="string">
            <text:p>c) S'ha configurat en el llenguatge de guions la connexió per a l'accés al sistema gestor de base de dade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creat bases de dades i taules en el gestor utilitzant el llenguatge de guion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e) S'ha obtingut i actualitzat la informació emmagatzemada en bases de dade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f) S'han aplicat criteris de seguretat en l'accés dels usuari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g) S'ha verificat el funcionament i el rendiment del sistema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65" office:value-type="string" calcext:value-type="string">
            <text:p>RA7- Realitza modificacions en gestors de continguts adaptant la seua aparença i funcionalitats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a) S'ha identificat l'estructura de directoris del gestor de continguts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b) S'ha reconegut la funcionalitat dels fitxers que utilitza i la seua naturalesa (codi, imatges, configuració, entre altres)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c) S'han seleccionat les funcionalitats que cal adaptar i incorporar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d) S'han identificat els recursos afectats per les modificacions.</text:p>
          </table:table-cell>
          <table:table-cell table:number-columns-repeated="16382"/>
        </table:table-row>
        <table:table-row table:style-name="ro9">
          <table:covered-table-cell table:style-name="ce61"/>
          <table:table-cell table:style-name="ce46" office:value-type="string" calcext:value-type="string">
            <text:p>e) S'ha modificat el codi de l'aplicació per a incorporar noves funcionalitats i adaptar altres existen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f) S'ha verificat el correcte funcionament dels canvis realitzats.</text:p>
          </table:table-cell>
          <table:table-cell table:number-columns-repeated="16382"/>
        </table:table-row>
        <table:table-row table:style-name="ro5">
          <table:covered-table-cell table:style-name="ce61"/>
          <table:table-cell table:style-name="ce46" office:value-type="string" calcext:value-type="string">
            <text:p>g) S'han documentat els canvis realitzats.</text:p>
          </table:table-cell>
          <table:table-cell table:number-columns-repeated="16382"/>
        </table:table-row>
        <table:table-row table:style-name="ro41">
          <table:table-cell table:style-name="ce60" office:value-type="string" calcext:value-type="string" table:number-columns-spanned="1" table:number-rows-spanned="55">
            <text:p>*ASGBD</text:p>
          </table:table-cell>
          <table:table-cell table:style-name="ce65" office:value-type="string" calcext:value-type="string">
            <text:p>RA1- Implanta sistemes gestors de bases de dades analitzant les seues característiques i ajustant-se als requeriments del sistema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a) S'ha reconegut la utilitat i funció de cada un dels elements d'un sistema gestor de bases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analitzat les característiques dels principals sistemes gestors de bases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 seleccionat el sistema gestor de bases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 identificat el programari necessari per a dur a terme la instal·l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verificat el compliment dels requisits maquinari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instal·lat sistemes gestors de bases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 documentat el procés d'instal·l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h) S'ha interpretat la informació subministrada pels missatges d'error i fitxers de registre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i) S'han resolt les incidències de la instal·l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j) S'ha verificat el funcionament del sistema gestor de bases de dades.</text:p>
          </table:table-cell>
          <table:table-cell table:number-columns-repeated="16382"/>
        </table:table-row>
        <table:table-row table:style-name="ro41">
          <table:covered-table-cell table:style-name="ce60"/>
          <table:table-cell table:style-name="ce65" office:value-type="string" calcext:value-type="string">
            <text:p>RA2- Configura el sistema gestor de bases de dades interpretant les especificacions tècniques i els requisits d'explot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n descrit les condicions d'inici i parada del sistema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 seleccionat el motor de base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assegurat els comptes d'administr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n configurat les ferramentes i programari client del sistema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configurat la connectivitat en xarxa del sistema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definit les característiques per defecte de les bases de dade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g) S'han definit els paràmetres relatius a les connexions (temps d'espera, nombre màxim de connexions, entre altres).</text:p>
          </table:table-cell>
          <table:table-cell table:number-columns-repeated="16382"/>
        </table:table-row>
        <table:table-row table:style-name="ro11">
          <table:covered-table-cell table:style-name="ce60"/>
          <table:table-cell table:style-name="ce46" office:value-type="string" calcext:value-type="string">
            <text:p>h) S'ha documentat el procés de configuració.</text:p>
          </table:table-cell>
          <table:table-cell table:number-columns-repeated="16382"/>
        </table:table-row>
        <table:table-row table:style-name="ro32">
          <table:covered-table-cell table:style-name="ce60"/>
          <table:table-cell table:style-name="ce63" office:value-type="string" calcext:value-type="string">
            <text:p><text:span text:style-name="T16">RA3- </text:span><text:span text:style-name="T15">Implanta mètodes de control d'accés utilitzant assistents, ferramentes gràfiques i comandos del llenguatge del sistema gestor.</text:span>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n creat vistes personalitzades per a cada tipus d'usuari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creat sinònims de taules i vist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definit i eliminat comptes d'usuari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n identificat els privilegis sobre les bases de dades i els seus element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n agrupat i *desagrupado privilegi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assignat i eliminat privilegis a usuari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assignat i eliminat grups de privilegis a usuari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h) S'ha garantint el compliment dels requisits de seguretat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64" office:value-type="string" calcext:value-type="string">
            <text:p>RA4- Automatitza tasques d'administració del gestor descrivint-les i utilitzant guions <text:s/>de sentències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 reconegut la importància d'automatitzar tasques administrativ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descrit els diferents mètodes d'execució de guion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identificat les ferramentes disponibles per a redactar guion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n definit i utilitzat guions per a automatitzar tasqu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n identificat els esdeveniments susceptibles d'activar disparador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definit disparador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utilitzat estructures de control de flux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h) S'han adoptat mesures per a mantindre la integritat i consistència de la informació. 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64" office:value-type="string" calcext:value-type="string">
            <text:p>RA5- Optimitza el rendiment del sistema aplicant tècniques de monitoratge i realitzant adaptacion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n identificat les ferramentes de monitoratge disponibles per al sistema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descrit els avantatges i inconvenients de la creació d'índex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creat índexs en taules i vist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 optimitzat l'estructura de la base de da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n optimitzat els recursos del sistema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 obtingut informació sobre el rendiment de les consultes per a la seua optimitz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programat alertes de rendiment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h) S'han realitzat modificacions en la configuració del sistema operatiu per a millorar el rendiment del gesto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64" office:value-type="string" calcext:value-type="string">
            <text:p>RA6- Aplica criteris de disponibilitat analitzant-los i ajustant la configuració del sistema <text:s text:c="2"/>gestor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 reconegut la utilitat de les bases de dades distribuïd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descrit les diferents polítiques de fragmentació de la inform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 implantat una base de dades distribuïda homogènia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d) S'ha creat una base de dades distribuïda mitjançant la integració d'un conjunt de bases de dades preexistent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configurat un «node» mestre i diversos «esclaus» per a dur a terme la replicació del primer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 configurat un sistema de replicació en cadena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g) S'ha comprovat l'efecte de la parada de determinats nodes sobre els sistemes distribuïts i replicats.</text:p>
          </table:table-cell>
          <table:table-cell table:number-columns-repeated="16382"/>
        </table:table-row>
        <table:table-row table:style-name="ro41">
          <table:table-cell table:style-name="ce60" office:value-type="string" calcext:value-type="string" table:number-columns-spanned="1" table:number-rows-spanned="66">
            <text:p>*SAD</text:p>
          </table:table-cell>
          <table:table-cell table:style-name="ce65" office:value-type="string" calcext:value-type="string">
            <text:p>RA1- Adopta pautes i pràctiques de tractament segur de la informació, reconeixent les vulnerabilitats d'un sistema informàtic i la necessitat d'assegurar-lo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a) S'ha valorat la importància d'assegurar la privacitat, coherència i disponibilitat de la informació en els sistemes informàtic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descrit les diferències entre seguretat física i lògic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classificat les principals vulnerabilitats d'un sistema informàtic, segons la seua tipologia i origen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 contrastat la incidència de les tècniques d'enginyeria social en els fraus informàtic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n adoptat polítiques de contraseny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valorat els avantatges que suposa la utilització de sistemes biomètrics. <text:s text:c="28"/>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aplicat tècniques criptogràfiques en l'emmagatzematge i transmissió de la informació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h) S'ha reconegut la necessitat d'establir un pla integral de protecció perimetral, especialment en sistemes connectats a xarxes públiques.</text:p>
          </table:table-cell>
          <table:table-cell table:number-columns-repeated="16382"/>
        </table:table-row>
        <table:table-row table:style-name="ro11">
          <table:covered-table-cell table:style-name="ce60"/>
          <table:table-cell table:style-name="ce46" office:value-type="string" calcext:value-type="string">
            <text:p>i) S'han identificat les fases de l'anàlisi forense davant atacs a un sistema.</text:p>
          </table:table-cell>
          <table:table-cell table:number-columns-repeated="16382"/>
        </table:table-row>
        <table:table-row table:style-name="ro41">
          <table:covered-table-cell table:style-name="ce60"/>
          <table:table-cell table:style-name="ce65" office:value-type="string" calcext:value-type="string">
            <text:p>RA2- Implanta mecanismes de seguretat activa, seleccionant i executant contramesures davant amenaces o atacs al sistema. </text:p>
          </table:table-cell>
          <table:table-cell table:number-columns-repeated="16382"/>
        </table:table-row>
        <table:table-row table:style-name="ro11">
          <table:covered-table-cell table:style-name="ce60"/>
          <table:table-cell table:style-name="ce46" office:value-type="string" calcext:value-type="string">
            <text:p>a) S'han classificat els principals tipus d'amenaces lògiques contra un sistema informàtic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b) S'ha verificat l'origen i l'autenticitat de les aplicacions instal·lades en un equip, així com l'estat d'actualització del sistema operatiu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c) S'han identificat l'anatomia dels atacs més habituals, així com les mesures preventives i pal·liatives disponible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d) S'han analitzat diversos tipus d'amenaces, atacs i programari maliciós, en entorns d'execució controlat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e) S'han implantat aplicacions específiques per a la detecció d'amenaces i l'eliminació de programari malició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f) S'han utilitzat tècniques de xifratge, firmes i certificats digitals en un entorn de treball basat en l'ús de xarxes públiqu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avaluat les mesures de seguretat dels protocols usats en xarxes sense fil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h) S'ha reconegut la necessitat d'inventariar i controlar els servicis de xarxa que s'executen en un sistem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i) S'han descrit els tipus i característiques dels sistemes de detecció d'intrusions.</text:p>
          </table:table-cell>
          <table:table-cell table:number-columns-repeated="16382"/>
        </table:table-row>
        <table:table-row table:style-name="ro32">
          <table:covered-table-cell table:style-name="ce60"/>
          <table:table-cell table:style-name="ce63" office:value-type="string" calcext:value-type="string">
            <text:p><text:span text:style-name="T16">RA3- </text:span><text:span text:style-name="T15">Implanta tècniques segures d'accés remot a un sistema informàtic, interpretant i aplicant el pla de seguretat. </text:span>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a) S'han descrit escenaris típics de sistemes amb connexió a xarxes públiques en els quals es requerix fortificar la xarxa intern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classificat les zones de risc d'un sistema, segons criteris de seguretat perimetral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identificat els protocols segurs de comunicació i els seus àmbits d'utilitz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n configurat xarxes privades virtuals mitjançant protocols segurs a diferents nivell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implantat un servidor com a passarel·la d'accés a la xarxa interna des d'ubicacions remote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f) S'han identificat i configurat els possibles mètodes d'autenticació en l'accés d'usuaris remots a través de la passarel·la.</text:p>
          </table:table-cell>
          <table:table-cell table:number-columns-repeated="16382"/>
        </table:table-row>
        <table:table-row table:style-name="ro11">
          <table:covered-table-cell table:style-name="ce60"/>
          <table:table-cell table:style-name="ce46" office:value-type="string" calcext:value-type="string">
            <text:p>g) S'ha instal·lat, configurat i integrat en la passarel·la un servidor remot d'autenticació.</text:p>
          </table:table-cell>
          <table:table-cell table:number-columns-repeated="16382"/>
        </table:table-row>
        <table:table-row table:style-name="ro32">
          <table:covered-table-cell table:style-name="ce60"/>
          <table:table-cell table:style-name="ce63" office:value-type="string" calcext:value-type="string">
            <text:p><text:span text:style-name="T16">RA4- </text:span><text:span text:style-name="T15">Implanta tallafocs per a assegurar un sistema informàtic, analitzant les seues prestacions i controlant el trànsit cap a la xarxa interna.</text:span>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n descrit les característiques, tipus i funcions dels tallafoc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n classificat els nivells en els quals es realitza el filtrat de trànsit. <text:s text:c="3"/>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 planificat la instal·lació de tallafocs per a limitar els accessos a determinades zones de la xarx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n configurat filtres en un tallafocs a partir d'un llistat de regles de filtrat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e) S'han revisat els registres de successos de tallafocs, per a verificar que les regles s'apliquen correctament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provat diferents opcions per a implementar tallafocs, tant programari com maquinari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n diagnosticat problemes de connectivitat en els clients provocats pels tallafoc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h) S'ha elaborat documentació relativa a la instal·lació, configuració i ús de tallafocs.</text:p>
          </table:table-cell>
          <table:table-cell table:number-columns-repeated="16382"/>
        </table:table-row>
        <table:table-row table:style-name="ro32">
          <table:covered-table-cell table:style-name="ce60"/>
          <table:table-cell table:style-name="ce63" office:value-type="string" calcext:value-type="string">
            <text:p><text:span text:style-name="T16">RA5- </text:span><text:span text:style-name="T15">Implanta servidors «*proxy», aplicant criteris de configuració que garantisquen el funcionament segur del servici. </text:span>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n identificat els tipus de «*proxy», les seues característiques i funcions principal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 instal·lat i configurat un servidor «*proxy-*cache»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configurat els mètodes d'autenticació en el «*proxy»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d) S'ha configurat un «*proxy» en mode transparent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utilitzat el servidor «*proxy» per a establir restriccions d'accés Web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solucionat problemes d'accés des dels clients al «*proxy»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g) S'han realitzat proves de funcionament del «*proxy», monitorant la seua activitat amb ferramentes gràfique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h) S'ha configurat un servidor «*proxy» en mode invers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i) S'ha elaborat documentació relativa a la instal·lació, configuració i ús de servidors «*proxy».</text:p>
          </table:table-cell>
          <table:table-cell table:number-columns-repeated="16382"/>
        </table:table-row>
        <table:table-row table:style-name="ro41">
          <table:covered-table-cell table:style-name="ce60"/>
          <table:table-cell table:style-name="ce64" office:value-type="string" calcext:value-type="string">
            <text:p>RA6- Implanta solucions d'alta disponibilitat emprant tècniques de virtualització i <text:s/>configurant els entorns de prova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a) S'han analitzat supòsits i situacions en les quals es fa necessari implementar solucions d'alta disponibilitat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b) S'han identificat soluciones maquinari per a assegurar la continuïtat en el funcionament d'un sistem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c) S'han avaluat les possibilitats de la virtualització de sistemes per a implementar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solucions d'alta disponibilitat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d) S'ha implantat un servidor redundant que garantisca la continuïtat de servicis en casos de caiguda del servidor principal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e) S'ha implantat un *balanceador de càrrega a l'entrada de la xarxa intern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implantat sistemes d'emmagatzematge redundant sobre servidors i dispositius específic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g) S'ha avaluat la utilitat dels sistemes de «clústers» per a augmentar la fiabilitat i productivitat del sistema.</text:p>
          </table:table-cell>
          <table:table-cell table:number-columns-repeated="16382"/>
        </table:table-row>
        <table:table-row table:style-name="ro11">
          <table:covered-table-cell table:style-name="ce60"/>
          <table:table-cell table:style-name="ce46" office:value-type="string" calcext:value-type="string">
            <text:p>h) S'han analitzat solucions de futur per a un sistema amb demanda creixent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i) S'han esquematitzat i documentat solucions per a diferents suposats amb necessitats d'alta disponibilitat. 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64" office:value-type="string" calcext:value-type="string">
            <text:p>RA7- Reconeix la legislació i normativa sobre seguretat i protecció de dades valorant la seua importància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a) S'ha descrit la legislació sobre protecció de dades de caràcter personal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b) S'ha determinat la necessitat de controlar l'accés a la informació personal emmagatzemada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c) S'han identificat les figures legals que intervenen en el tractament i manteniment dels fitxers de dades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d) S'ha contrastat el deure de posar a la disposició de les persones les dades personals que els concernixen.</text:p>
          </table:table-cell>
          <table:table-cell table:number-columns-repeated="16382"/>
        </table:table-row>
        <table:table-row table:style-name="ro9">
          <table:covered-table-cell table:style-name="ce60"/>
          <table:table-cell table:style-name="ce46" office:value-type="string" calcext:value-type="string">
            <text:p>e) S'ha descrit la legislació actual sobre els servicis de la societat de la informació i comerç electrònic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f) S'han contrastat les normes sobre gestió de seguretat de la informació.</text:p>
          </table:table-cell>
          <table:table-cell table:number-columns-repeated="16382"/>
        </table:table-row>
        <table:table-row table:style-name="ro5">
          <table:covered-table-cell table:style-name="ce60"/>
          <table:table-cell table:style-name="ce46" office:value-type="string" calcext:value-type="string">
            <text:p>g) S'ha comprés la necessitat de conéixer i respectar la normativa legal aplicable.</text:p>
          </table:table-cell>
          <table:table-cell table:number-columns-repeated="16382"/>
        </table:table-row>
        <table:table-row table:style-name="ro44">
          <table:table-cell table:style-name="ce36" office:value-type="string" calcext:value-type="string" table:number-columns-spanned="1" table:number-rows-spanned="51">
            <text:p>*DASP</text:p>
          </table:table-cell>
          <table:table-cell table:style-name="ce45" office:value-type="string" calcext:value-type="string">
            <text:p>RA1- Analitza el concepte de digitalització i la seua repercussió en els sectors productius tenint en </text:p>
            <text:p>compte l'activitat de l'empresa i identificant entorns *IT (*Information *Technology: </text:p>
            <text:p>Tecnologia de la informació) i *OT (*Operation *Technology: tecnologia d'operació) </text:p>
            <text:p>Característic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descrit en què consistix el concepte de digitalitza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 relacionat la implantació de la tecnologia digital amb l'organització de les empres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establit les diferències i similituds entre els entorns *IT i *O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els departaments típics de les empreses que poden constituir entorns *I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seleccionat les tecnologies típiques de la digitalització en planta i en negoci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analitzat la importància de la connexió entre entorns *IT i *OT. <text:s text:c="56"/>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analitzat els avantatges de digitalitzar una empresa industrial d'extrem a extrem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2- Caracteritza les tecnologies habilitadores digitals necessàries per a l'adequació/transformació de les empreses a entorns digitals Descrivint les seues característiques i aplicacions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les principals tecnologies habilitadores digital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relacionat les *THD amb el desenrotllament de productes i servici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 S'ha relacionat la importància de les *THD amb l'economia sostenible i efici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nous mercats generats per les *THD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analitzat la implicació de *THD tant en la part de negoci com en la part de planta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f) S'han identificat les millores produïdes a causa de la implantació de les tecnologies habilitadores en relació amb els entorns *IT i *O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 S'ha elaborat un informe que relacione, les tecnologies amb les seues característiques i àrees d'aplicació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3- Identifica sistemes basats en *cloud/núvol i la seua influència en el desenrotllament dels sistemes </text:p>
            <text:p>Digital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diferents nivells de la *cloud/núvol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identificat les principals funcions de la *cloud/núvol (processament de dades, intercanvi d'informació, execució d'aplicacions, entre altres)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 S'ha descrit el concepte de *edge *computing i la seua relació amb la *cloud/núvol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definit els conceptes de *fog i *mist i les seues zones d'aplicació en el conjunt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e) S'han identificat els avantatges que proporciona la utilització de la *cloud/núvol en els sistemes connectat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4- Identifica aplicacions de la IA (intel·ligència artificial) en entorns del sector on està </text:p>
            <text:p>emmarcat el títol descrivint les millores Implícites en la seua implementació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identificat la importància de la IA en l'automatització de processos i la seua optimitza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b) S'ha relacionat la IA amb la recollida massiva de dades (Big data) i el seu tractament (anàlisi) amb la rendibilitat de les empres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 S'ha valorat la importància present i futura de la I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identificat els sectors amb implantació més rellevant d'I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identificat els llenguatges de programació en I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 descrit com influïx la IA en el sector del títol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5- Avalua la importància de les dades, així com la seua protecció en una economia digital globalitzada, definint sistemes de seguretat i ciberseguretat tant a nivell d'equip/sistema, com a Globals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establit la diferència entre dada i informa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 descrit el cicle de vida de la dada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 identificat la relació entre Big data, anàlisi de dades, *machine/ *deep *learning i intel·ligència artificial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descrit les característiques que definixen Big dat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descrit les etapes típiques de la ciència de dades i la seua relació en el procé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descrit els procediments de magatzematge de dades en la *cloud/núvol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 S'ha descrit la importància del *cloud *computing 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 S'han identificat els principals objectius de la ciència de dades en les diferents empres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i) S'ha valorat la importància de la seguretat i la seua regulació en relació amb les dades.</text:p>
          </table:table-cell>
          <table:table-cell table:number-columns-repeated="16382"/>
        </table:table-row>
        <table:table-row table:style-name="ro37">
          <table:covered-table-cell table:style-name="ce36"/>
          <table:table-cell table:style-name="ce45" office:value-type="string" calcext:value-type="string">
            <text:p>RA6- Desenrotlla un projecte de transformació digital d'una empresa d'un sector relacionat amb el títol, tenint en compte els canvis que s'han de produir en funció dels objectius </text:p>
            <text:p>De l'empres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objectius estratègics de l'empres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identificat i alineat les àrees de producció/negocie i de comunicacion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 S'han identificat les àrees susceptibles de ser digitalitzad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 analitzat l'encaix de *AD (àrees digitalitzades) entre si i amb les quals no ho estan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tingut en compte les necessitats presents i futures de l'empres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relacionat cada una de les àrees amb la implantació de les tecnologi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 S'han analitzat les possibles bretxes de seguretat en cada una de les àre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 S'ha definit el tractament de les dades i la seua anàlisi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i) S'ha tingut en compte la integració entre dades, aplicacions, plataformes que els suporten, entre altr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j) S'han documentat els canvis realitzats en funció de l'estratègi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k) S'han tingut en compte la idoneïtat dels recursos humans.</text:p>
          </table:table-cell>
          <table:table-cell table:number-columns-repeated="16382"/>
        </table:table-row>
        <table:table-row table:style-name="ro37">
          <table:table-cell table:style-name="ce36" office:value-type="string" calcext:value-type="string" table:number-columns-spanned="1" table:number-rows-spanned="40">
            <text:p>*SASP</text:p>
          </table:table-cell>
          <table:table-cell table:style-name="ce45" office:value-type="string" calcext:value-type="string">
            <text:p>RA1- Identifica els aspectes ambientals, socials i de governança (*ASG) relatius a la sostenibilitat tenint en compte el concepte de desenrotllament sostenible i els marcs internacionals que Contribuïxen a la seua consecució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a) S'ha descrit el concepte de sostenibilitat, establint els marcs internacionals associats al desenrotllament sostenibl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identificat els assumptes ambientals, socials i de governança que influïxen en el desenrotllament sostenible de les organitzacions empresarial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relacionat els Objectius de Desenrotllament Sostenible (*ODS) amb la seua importància per a la consecució de l'Agenda 2030.</text:p>
          </table:table-cell>
          <table:table-cell table:number-columns-repeated="16382"/>
        </table:table-row>
        <table:table-row table:style-name="ro37">
          <table:covered-table-cell table:style-name="ce36"/>
          <table:table-cell table:style-name="ce46" office:value-type="string" calcext:value-type="string">
            <text:p>d) S'ha analitzat la importància d'identificar els aspectes *ASG més rellevants per als grups d'interés de les organitzacions relacionant-los amb els riscos i oportunitats que suposen per a la pròpia organització.</text:p>
          </table:table-cell>
          <table:table-cell table:number-columns-repeated="16382"/>
        </table:table-row>
        <table:table-row table:style-name="ro37">
          <table:covered-table-cell table:style-name="ce36"/>
          <table:table-cell table:style-name="ce46" office:value-type="string" calcext:value-type="string">
            <text:p>e) S'han identificat els principals estàndards de mètriques per a l'avaluació de l'acompliment en sostenibilitat i el seu paper en la rendició de comptes que marca la legislació vigent i les futures regulacions en desenrotllament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f) S'ha descrit la inversió socialment responsable i el paper dels analistes, inversors, agències i índexs de sostenibilitat en el foment de la sostenibilitat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2- Caracteritza els reptes ambientals i socials als quals s'enfronta la societat, descrivint els impactes sobre les persones i els sectors productius i proposant accions per a minimitzar-lo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principals reptes ambientals i social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relacionat els reptes ambientals i socials amb el desenrotllament de l'activitat econòmica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 analitzat l'efecte dels impactes ambientals i socials sobre les persones i els sectors productiu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d) S'han identificat les mesures i accions encaminades a minimitzar els impactes ambientals i social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e) S'ha analitzat la importància d'establir aliances i treballar de manera transversal i coordinada per a abordar amb èxit els reptes ambientals i social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3- Establix l'aplicació de criteris de sostenibilitat en l'acompliment professional i personal, identificant els elements necessaris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*ODS més rellevants per a l'activitat professional que realitz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analitzat els riscos i oportunitats que representen els *OD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identificat les accions necessàries per a atendre alguns dels reptes ambientals i socials des de l'activitat professional i l'entorn personal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4- Proposa productes i servicis responsables tenint en compte els principis de l'economia circular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caracteritzat el model de producció i consum actual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identificat els principis de l'economia verda i circular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contrastat els beneficis de l'economia verda i circular enfront del model clàssic de produc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n aplicat principis d'ecodisseny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analitzat el cicle de vida del produ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identificat els processos de producció i els criteris de sostenibilitat aplic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5" office:value-type="string" calcext:value-type="string">
            <text:p>RA5- Realitza activitats sostenibles minimitzant l'impacte de les mateixes en el medi ambi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 caracteritzat el model de producció i consum actual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 S'han identificat els principis de l'economia verda i circular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contrastat els beneficis de l'economia verda i circular enfront del model clàssic de produc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 S'ha avaluat l'impacte de les activitats personals i professional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n aplicat principis d'ecodisseny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 S'han aplicat estratègies sostenibl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 S'ha analitzat el cicle de vida del produ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 S'han identificat els processos de producció i els criteris de sostenibilitat aplic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i) S'ha aplicat la normativa ambiental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6- Analitza un pla de sostenibilitat d'una empresa del sector, identificant els seus grups de </text:p>
            <text:p>interés, els aspectes *ASG materials i justificant accions per a la seua gestió i mesuram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 S'han identificat els principals grups d'interés de l'empresa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b) S'han analitzat els aspectes *ASG materials, les expectatives dels grups d'interés i la importància dels aspectes *ASG en relació amb els objectius empresarials. <text:s text:c="63"/>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 S'han definit accions encaminades a minimitzar els impactes negatius i aprofitar les oportunitats que plantegen els principals aspectes *ASG identificat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d) S'han determinat les mètriques d'avaluació de l'acompliment de l'empresa d'acord amb els estàndards de sostenibilitat més àmpliament utilitz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 S'ha elaborat un informe de sostenibilitat amb el pla i els indicadors proposats.</text:p>
          </table:table-cell>
          <table:table-cell table:number-columns-repeated="16382"/>
        </table:table-row>
        <table:table-row table:style-name="ro31">
          <table:table-cell table:style-name="ce36" office:value-type="string" calcext:value-type="string" table:number-columns-spanned="1" table:number-rows-spanned="37">
            <text:p>*Projecte</text:p>
          </table:table-cell>
          <table:table-cell table:style-name="ce45" office:value-type="string" calcext:value-type="string">
            <text:p><text:span text:style-name="T10">RA1-</text:span><text:span text:style-name="T11"> </text:span><text:span text:style-name="T12">Identifica necessitats del sector productiu relacionant-les amb projectes tipus que les puguen satisfer.</text:span>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a) S'han classificat les empreses del sector per les seues característiques organitzatives i el tipus de producte o servici que oferixen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b) S'han caracteritzat les empreses tipus indicant l'estructura organitzativa i les funcions de cada departam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 S'han identificat les necessitats més demandades a les empres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 S'han valorat les oportunitats de negoci previsibles en el sector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 S'ha identificat el tipus de projecte requerit per a donar resposta a les demandes previste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 S'han determinat les característiques específiques requerides al project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g) S'han determinat les obligacions fiscals, laborals i de prevenció de riscos i les seues condicions d'aplica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h) S'han identificat possibles ajudes o subvencions per a la incorporació de noves tecnologies de producció o de servici que es proposen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i) S'ha elaborat el guió de treball que se seguirà per a l'elaboració del projecte.</text:p>
          </table:table-cell>
          <table:table-cell table:number-columns-repeated="16382"/>
        </table:table-row>
        <table:table-row table:style-name="ro32">
          <table:covered-table-cell table:style-name="ce36"/>
          <table:table-cell table:style-name="ce45" office:value-type="string" calcext:value-type="string">
            <text:p><text:span text:style-name="T10">RA2- </text:span><text:span text:style-name="T15">Dissenya projectes relacionats amb les competències expressades en el títol, incloent i desenrotllant les fases que el componen.</text:span>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 recopilat informació relativa als aspectes que seran tractats en el proje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 realitzat l'estudi de viabilitat tècnica d'es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 S'han identificat les fases o parts que componen el projecte i el seu contingu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 S'han establit els objectius que es pretenen aconseguir identificant el seu abas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e) S'han previst els recursos materials i personals necessaris per a realitzar el projec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 S'ha realitzat el pressupost econòmic corresponen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 S'han identificat les necessitats de finançament per a la posada en marxa d'este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 S'ha definit i elaborat la documentació necessària per al seu disseny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i) S'han identificat els aspectes que s'han de controlar per a garantir la qualitat del project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3- Planifica la posada en funcionament o execució del projecte, determinant el pla d'intervenció i la documentació associada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n seqüenciat les activitats, ordenant-les en funció de les necessitats d'implementa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n determinat els recursos i la logística necessària per a cada activitat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c) S'han identificat les necessitats de permisos i autoritzacions per a dur a terme les activit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d) S'han determinat els procediments d'actuació o execució de les activitat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e) S'han identificat els riscos inherents a l'execució, definint el pla de prevenció de riscos i els mitjans i equips necessari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f) S'han planificat l'assignació de recursos materials i humans i els temps d'execu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g) S'ha fet la valoració econòmica que dona resposta a les condicions de l'execució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h) S'ha definit i elaborat la documentació necessària per a l'execu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5" office:value-type="string" calcext:value-type="string">
            <text:p>RA4- Definix els procediments per al seguiment i control en l'execució del projecte, justificant la selecció de variables i instruments emprat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a) S'ha definit el procediment d'avaluació de les activitats o intervencions.</text:p>
          </table:table-cell>
          <table:table-cell table:number-columns-repeated="16382"/>
        </table:table-row>
        <table:table-row table:style-name="ro5">
          <table:covered-table-cell table:style-name="ce36"/>
          <table:table-cell table:style-name="ce46" office:value-type="string" calcext:value-type="string">
            <text:p>b) S'han definit els indicadors de qualitat per a realitzar l'avaluació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c) S'ha definit el procediment per a l'avaluació de les incidències que puguen presentar-se durant la realització de les activitats, la seua possible solució i registr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d) S'ha definit el procediment per a gestionar els possibles canvis en els recursos i en les activitats, incloent-hi el sistema de registre d'esto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e) S'ha definit i elaborat la documentació necessària per a l'avaluació de les activitats i del projecte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f) S'ha establit el procediment per a la participació en l'avaluació dels usuaris o clients i s'han elaborat els documents específics.</text:p>
          </table:table-cell>
          <table:table-cell table:number-columns-repeated="16382"/>
        </table:table-row>
        <table:table-row table:style-name="ro9">
          <table:covered-table-cell table:style-name="ce36"/>
          <table:table-cell table:style-name="ce46" office:value-type="string" calcext:value-type="string">
            <text:p>g) S'ha establit un sistema per a garantir el compliment del plec de condicions del projecte quan este existix.</text:p>
          </table:table-cell>
          <table:table-cell table:number-columns-repeated="16382"/>
        </table:table-row>
        <table:table-row table:style-name="ro5" table:number-rows-repeated="1048113">
          <table:table-cell table:number-columns-repeated="16384"/>
        </table:table-row>
        <table:table-row table:style-name="ro4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Cabin" svg:font-family="Cabi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">
      <number:number number:decimal-places="0" number:min-decimal-places="0" number:min-integer-digits="1" number:grouping="true"/>
      <number:text loext:blank-width-char="€1">   ;-#.##0 _€</number:text>
    </number:number-style>
    <number:number-style style:name="N126">
      <number:number number:decimal-places="0" number:min-decimal-places="0" number:min-integer-digits="1" number:grouping="true"/>
      <number:text loext:blank-width-char="€1">   ;[RED]-#.##0 _€</number:text>
    </number:number-style>
    <number:number-style style:name="N127">
      <number:number number:decimal-places="2" number:min-decimal-places="2" number:min-integer-digits="1" number:grouping="true"/>
      <number:text loext:blank-width-char="€1">   ;-#.##0,00 _€</number:text>
    </number:number-style>
    <number:number-style style:name="N128">
      <number:number number:decimal-places="2" number:min-decimal-places="2" number:min-integer-digits="1" number:grouping="true"/>
      <number:text loext:blank-width-char="€1">   ;[RED]-#.##0,00 _€</number:text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;[&lt;0]-* #.##0 _€_-</number:text>
    </number:number-style>
    <number:number-style style:name="N131P1" style:volatile="true">
      <number:text loext:blank-width-char="-"> </number:text>
      <number:fill-character> </number:fill-character>
      <number:text>- _€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=0" style:apply-style-name="N131P0"/>
      <style:map style:condition="value()&lt;0" style:apply-style-name="N131P1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 loext:blank-width-char="-3">-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;[&lt;0]-* #.##0,00 _€_-</number:text>
    </number:number-style>
    <number:number-style style:name="N137P1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""</number:text>
    </number:number-style>
    <number:text-style style:name="N137">
      <number:text loext:blank-width-char="-"> </number:text>
      <number:text-content/>
      <number:text loext:blank-width-char="-"> "</number:text>
      <style:map style:condition="value()&gt;=0" style:apply-style-name="N137P0"/>
      <style:map style:condition="value()&lt;0" style:apply-style-name="N137P1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21cm" fo:margin-bottom="1.21cm" fo:margin-left="1.08cm" fo:margin-right="1.0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*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08:47:43.666013453">00:00:00</text:time></text:p>
        </style:region-right>
      </style:header>
      <style:header-left style:display="false"/>
      <style:header-first style:display="false"/>
      <style:footer>
        <text:p>*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_5f_criteris_5f_DAW" style:display-name="PageStyle_RA_criteris_D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_5f_criteris_5f_ASIX" style:display-name="PageStyle_RA_criteris_ASIX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_5f_criteris_5f_DAM" style:display-name="PageStyle_RA_criteris_DAM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7</meta:editing-cycles>
    <meta:creation-date>2025-03-12T12:08:41</meta:creation-date>
    <dc:date>2025-07-06T09:24:40.657669121</dc:date>
    <meta:generator>LibreOffice/24.2.7.2$Linux_X86_64 LibreOffice_project/420$Build-2</meta:generator>
    <meta:editing-duration>PT40M48S</meta:editing-duration>
    <meta:document-statistic meta:table-count="3" meta:cell-count="1364" meta:object-count="0"/>
    <meta:user-defined meta:name="AppVersion">16.0300</meta:user-defined>
  </office:meta>
</office:document-meta>
</file>